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900000049711C9171654E78D9.png" manifest:media-type="image/png"/>
  <manifest:file-entry manifest:full-path="Pictures/100007E00000078B0000078BA5D6E962A0E8418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2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4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4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4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769917" fo:background-color="transparent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5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5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5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5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5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5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5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5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6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a4fce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8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8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8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8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8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8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8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8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93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94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e5e62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1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38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39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4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141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42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14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44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f90fbc" officeooo:paragraph-rsid="00fe5e62" fo:background-color="transparent" style:font-name-asian="Liberation Serif1" style:font-style-asian="italic" style:font-weight-asian="normal" style:font-name-complex="Liberation Serif1" style:font-style-complex="italic" style:font-weight-complex="normal"/>
    </style:style>
    <style:style style:name="P145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146" style:family="paragraph" style:parent-style-name="Heading_20_1">
      <style:paragraph-properties fo:line-height="100%"/>
    </style:style>
    <style:style style:name="P14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148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14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150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15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5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15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15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155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56" style:family="paragraph" style:parent-style-name="Standard" style:list-style-name="L1" style:master-page-name="">
      <style:paragraph-properties fo:margin-top="0cm" fo:margin-bottom="0.138cm" style:contextual-spacing="false" fo:text-align="justify" style:justify-single-word="false" fo:keep-together="always" style:page-number="auto"/>
      <style:text-properties fo:font-style="normal" officeooo:rsid="017c8768" officeooo:paragraph-rsid="017c8768" style:font-style-asian="normal" style:font-style-complex="normal"/>
    </style:style>
    <style:style style:name="P157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58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159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0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a30a1"/>
    </style:style>
    <style:style style:name="P16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769917"/>
    </style:style>
    <style:style style:name="P1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769917" officeooo:paragraph-rsid="01769917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c9d91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72804c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1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1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1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1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1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17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7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7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7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17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7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18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8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8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8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8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8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173eb41" style:font-style-asian="italic" style:font-style-complex="italic"/>
    </style:style>
    <style:style style:name="T6" style:family="text">
      <style:text-properties fo:font-style="italic" officeooo:rsid="01681a56" style:font-style-asian="italic" style:font-style-complex="italic"/>
    </style:style>
    <style:style style:name="T7" style:family="text">
      <style:text-properties fo:font-style="italic" officeooo:rsid="0174dcfa" style:font-style-asian="italic" style:font-style-complex="italic"/>
    </style:style>
    <style:style style:name="T8" style:family="text">
      <style:text-properties fo:font-style="italic" officeooo:rsid="013138b5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0a4fce" style:font-style-asian="italic" style:font-style-complex="italic"/>
    </style:style>
    <style:style style:name="T11" style:family="text">
      <style:text-properties fo:font-style="italic" officeooo:rsid="00f94841" style:font-style-asian="italic" style:font-style-complex="italic"/>
    </style:style>
    <style:style style:name="T12" style:family="text">
      <style:text-properties fo:font-style="italic" officeooo:rsid="0100d3be" style:font-style-asian="italic" style:font-style-complex="italic"/>
    </style:style>
    <style:style style:name="T13" style:family="text">
      <style:text-properties fo:font-style="italic" officeooo:rsid="00c2d31a" style:font-style-asian="italic" style:font-style-complex="italic"/>
    </style:style>
    <style:style style:name="T14" style:family="text">
      <style:text-properties fo:font-style="italic" officeooo:rsid="00c13698" style:font-style-asian="italic" style:font-style-complex="italic"/>
    </style:style>
    <style:style style:name="T15" style:family="text">
      <style:text-properties fo:font-style="italic" style:text-underline-style="none" fo:font-weight="normal" officeooo:rsid="0173eb41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3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37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38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40" style:family="text">
      <style:text-properties officeooo:rsid="00fedcab"/>
    </style:style>
    <style:style style:name="T41" style:family="text">
      <style:text-properties officeooo:rsid="0013b216"/>
    </style:style>
    <style:style style:name="T42" style:family="text">
      <style:text-properties officeooo:rsid="00894806"/>
    </style:style>
    <style:style style:name="T43" style:family="text">
      <style:text-properties officeooo:rsid="00043d37"/>
    </style:style>
    <style:style style:name="T44" style:family="text">
      <style:text-properties officeooo:rsid="00408209"/>
    </style:style>
    <style:style style:name="T45" style:family="text">
      <style:text-properties officeooo:rsid="00f94841"/>
    </style:style>
    <style:style style:name="T46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" style:font-size-complex="14pt"/>
    </style:style>
    <style:style style:name="T47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" style:font-size-complex="14pt"/>
    </style:style>
    <style:style style:name="T48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" style:font-size-complex="14pt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" style:font-size-complex="14pt"/>
    </style:style>
    <style:style style:name="T50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" style:font-size-complex="14pt"/>
    </style:style>
    <style:style style:name="T51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" style:font-size-complex="14pt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043d37"/>
    </style:style>
    <style:style style:name="T54" style:family="text">
      <style:text-properties style:text-underline-style="solid" style:text-underline-width="auto" style:text-underline-color="font-color" officeooo:rsid="00bfd4bd"/>
    </style:style>
    <style:style style:name="T55" style:family="text">
      <style:text-properties style:text-underline-style="solid" style:text-underline-width="auto" style:text-underline-color="font-color" officeooo:rsid="000a08d6"/>
    </style:style>
    <style:style style:name="T56" style:family="text">
      <style:text-properties style:text-underline-style="solid" style:text-underline-width="auto" style:text-underline-color="font-color" officeooo:rsid="00061718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23b5ad" style:font-weight-asian="normal" style:font-weight-complex="normal"/>
    </style:style>
    <style:style style:name="T60" style:family="text">
      <style:text-properties fo:font-weight="normal" officeooo:rsid="0004f1de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15be59a" style:font-weight-asian="normal" style:font-weight-complex="normal"/>
    </style:style>
    <style:style style:name="T63" style:family="text">
      <style:text-properties fo:font-weight="normal" officeooo:rsid="0143bc7d" style:font-weight-asian="normal" style:font-weight-complex="normal"/>
    </style:style>
    <style:style style:name="T64" style:family="text">
      <style:text-properties fo:font-weight="normal" officeooo:rsid="01769917" style:font-weight-asian="normal" style:font-weight-complex="normal"/>
    </style:style>
    <style:style style:name="T65" style:family="text">
      <style:text-properties fo:font-weight="normal" officeooo:rsid="0168b753" style:font-weight-asian="normal" style:font-weight-complex="normal"/>
    </style:style>
    <style:style style:name="T66" style:family="text">
      <style:text-properties fo:font-weight="normal" officeooo:rsid="0135c58f" style:font-weight-asian="normal" style:font-weight-complex="normal"/>
    </style:style>
    <style:style style:name="T67" style:family="text">
      <style:text-properties fo:font-weight="normal" officeooo:rsid="00f94841" style:font-weight-asian="normal" style:font-weight-complex="normal"/>
    </style:style>
    <style:style style:name="T68" style:family="text">
      <style:text-properties fo:font-weight="normal" officeooo:rsid="00d26a3f" style:font-weight-asian="normal" style:font-weight-complex="normal"/>
    </style:style>
    <style:style style:name="T69" style:family="text">
      <style:text-properties fo:font-weight="normal" officeooo:rsid="00059c96" style:font-weight-asian="normal" style:font-weight-complex="normal"/>
    </style:style>
    <style:style style:name="T70" style:family="text">
      <style:text-properties fo:font-weight="normal" officeooo:rsid="0042c288" style:font-weight-asian="normal" style:font-weight-complex="normal"/>
    </style:style>
    <style:style style:name="T71" style:family="text">
      <style:text-properties fo:font-weight="normal" officeooo:rsid="00bcd624" style:font-weight-asian="normal" style:font-weight-complex="normal"/>
    </style:style>
    <style:style style:name="T72" style:family="text">
      <style:text-properties fo:font-weight="normal" officeooo:rsid="0051f07d" style:font-weight-asian="normal" style:font-weight-complex="normal"/>
    </style:style>
    <style:style style:name="T73" style:family="text">
      <style:text-properties fo:font-weight="normal" officeooo:rsid="00e504a4" style:font-weight-asian="normal" style:font-weight-complex="normal"/>
    </style:style>
    <style:style style:name="T74" style:family="text">
      <style:text-properties fo:font-weight="normal" officeooo:rsid="00a8c0e9" style:font-weight-asian="normal" style:font-weight-complex="normal"/>
    </style:style>
    <style:style style:name="T75" style:family="text">
      <style:text-properties fo:font-weight="normal" officeooo:rsid="004124e5" style:font-weight-asian="normal" style:font-weight-complex="normal"/>
    </style:style>
    <style:style style:name="T76" style:family="text">
      <style:text-properties fo:font-weight="normal" officeooo:rsid="00420662" style:font-weight-asian="normal" style:font-weight-complex="normal"/>
    </style:style>
    <style:style style:name="T77" style:family="text">
      <style:text-properties fo:font-weight="normal" officeooo:rsid="00061718" style:font-weight-asian="normal" style:font-weight-complex="normal"/>
    </style:style>
    <style:style style:name="T78" style:family="text">
      <style:text-properties fo:font-weight="normal" officeooo:rsid="00aa75c1" style:font-weight-asian="normal" style:font-weight-complex="normal"/>
    </style:style>
    <style:style style:name="T79" style:family="text">
      <style:text-properties fo:font-weight="normal" officeooo:rsid="008d8493" style:font-weight-asian="normal" style:font-weight-complex="normal"/>
    </style:style>
    <style:style style:name="T80" style:family="text">
      <style:text-properties fo:font-weight="normal" officeooo:rsid="009f0e7f" style:font-weight-asian="normal" style:font-weight-complex="normal"/>
    </style:style>
    <style:style style:name="T81" style:family="text">
      <style:text-properties fo:font-weight="normal" officeooo:rsid="008deecb" style:font-weight-asian="normal" style:font-weight-complex="normal"/>
    </style:style>
    <style:style style:name="T82" style:family="text">
      <style:text-properties fo:font-weight="normal" officeooo:rsid="004c7182" style:font-weight-asian="normal" style:font-weight-complex="normal"/>
    </style:style>
    <style:style style:name="T83" style:family="text">
      <style:text-properties fo:font-weight="normal" officeooo:rsid="0043858c" style:font-weight-asian="normal" style:font-weight-complex="normal"/>
    </style:style>
    <style:style style:name="T84" style:family="text">
      <style:text-properties fo:font-weight="normal" officeooo:rsid="0145520a" style:font-weight-asian="normal" style:font-weight-complex="normal"/>
    </style:style>
    <style:style style:name="T85" style:family="text">
      <style:text-properties fo:font-weight="normal" officeooo:rsid="0030463c" style:font-weight-asian="normal" style:font-weight-complex="normal"/>
    </style:style>
    <style:style style:name="T86" style:family="text">
      <style:text-properties fo:font-weight="normal" officeooo:rsid="004e0ee6" style:font-weight-asian="normal" style:font-weight-complex="normal"/>
    </style:style>
    <style:style style:name="T87" style:family="text">
      <style:text-properties fo:font-weight="normal" officeooo:rsid="0118fd61" style:font-weight-asian="normal" style:font-weight-complex="normal"/>
    </style:style>
    <style:style style:name="T88" style:family="text">
      <style:text-properties fo:font-weight="normal" officeooo:rsid="006e9e53" style:font-weight-asian="normal" style:font-weight-complex="normal"/>
    </style:style>
    <style:style style:name="T89" style:family="text">
      <style:text-properties fo:font-weight="normal" officeooo:rsid="003db249" style:font-weight-asian="normal" style:font-weight-complex="normal"/>
    </style:style>
    <style:style style:name="T90" style:family="text">
      <style:text-properties fo:font-weight="normal" officeooo:rsid="012e1997" style:font-weight-asian="normal" style:font-weight-complex="normal"/>
    </style:style>
    <style:style style:name="T91" style:family="text">
      <style:text-properties fo:font-weight="normal" officeooo:rsid="00072975" style:font-weight-asian="normal" style:font-weight-complex="normal"/>
    </style:style>
    <style:style style:name="T92" style:family="text">
      <style:text-properties fo:font-weight="normal" officeooo:rsid="011a3dc9" style:font-weight-asian="normal" style:font-weight-complex="normal"/>
    </style:style>
    <style:style style:name="T93" style:family="text">
      <style:text-properties fo:font-weight="normal" officeooo:rsid="011b937a" style:font-weight-asian="normal" style:font-weight-complex="normal"/>
    </style:style>
    <style:style style:name="T94" style:family="text">
      <style:text-properties fo:font-weight="normal" officeooo:rsid="0092b48e" style:font-weight-asian="normal" style:font-weight-complex="normal"/>
    </style:style>
    <style:style style:name="T95" style:family="text">
      <style:text-properties fo:font-weight="normal" officeooo:rsid="005ccf0d" style:font-weight-asian="normal" style:font-weight-complex="normal"/>
    </style:style>
    <style:style style:name="T96" style:family="text">
      <style:text-properties fo:font-weight="normal" officeooo:rsid="0032041a" style:font-weight-asian="normal" style:font-weight-complex="normal"/>
    </style:style>
    <style:style style:name="T97" style:family="text">
      <style:text-properties fo:font-weight="normal" officeooo:rsid="0040d982" style:font-weight-asian="normal" style:font-weight-complex="normal"/>
    </style:style>
    <style:style style:name="T98" style:family="text">
      <style:text-properties fo:font-weight="normal" officeooo:rsid="00745ad9" style:font-weight-asian="normal" style:font-weight-complex="normal"/>
    </style:style>
    <style:style style:name="T99" style:family="text">
      <style:text-properties fo:font-weight="normal" officeooo:rsid="0140ac1e" style:font-weight-asian="normal" style:font-weight-complex="normal"/>
    </style:style>
    <style:style style:name="T100" style:family="text">
      <style:text-properties fo:font-weight="normal" officeooo:rsid="00194778" style:font-weight-asian="normal" style:font-weight-complex="normal"/>
    </style:style>
    <style:style style:name="T101" style:family="text">
      <style:text-properties fo:font-weight="normal" officeooo:rsid="0053cdb5" style:font-weight-asian="normal" style:font-weight-complex="normal"/>
    </style:style>
    <style:style style:name="T102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103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104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105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106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107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108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109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110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11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12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13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14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15" style:family="text">
      <style:text-properties style:text-underline-style="none" fo:font-weight="normal" style:font-weight-asian="normal" style:font-weight-complex="normal"/>
    </style:style>
    <style:style style:name="T116" style:family="text">
      <style:text-properties style:text-underline-style="none" fo:font-weight="normal" officeooo:rsid="00c3c71b" style:font-weight-asian="normal" style:font-weight-complex="normal"/>
    </style:style>
    <style:style style:name="T117" style:family="text">
      <style:text-properties style:text-underline-style="none" fo:font-weight="normal" officeooo:rsid="0004f1de" style:font-weight-asian="normal" style:font-weight-complex="normal"/>
    </style:style>
    <style:style style:name="T118" style:family="text">
      <style:text-properties style:text-underline-style="none" fo:font-weight="normal" officeooo:rsid="0173eb41" style:font-weight-asian="normal" style:font-weight-complex="normal"/>
    </style:style>
    <style:style style:name="T119" style:family="text">
      <style:text-properties style:text-underline-style="none" fo:font-weight="normal" officeooo:rsid="00b7427f" style:font-weight-asian="normal" style:font-weight-complex="normal"/>
    </style:style>
    <style:style style:name="T120" style:family="text">
      <style:text-properties style:text-underline-style="none" fo:font-weight="normal" officeooo:rsid="00bfe78f" style:font-weight-asian="normal" style:font-weight-complex="normal"/>
    </style:style>
    <style:style style:name="T121" style:family="text">
      <style:text-properties style:text-underline-style="none" fo:font-weight="normal" officeooo:rsid="008a6699" style:font-weight-asian="normal" style:font-weight-complex="normal"/>
    </style:style>
    <style:style style:name="T122" style:family="text">
      <style:text-properties style:text-underline-style="none" fo:font-weight="normal" officeooo:rsid="00d26a3f" style:font-weight-asian="normal" style:font-weight-complex="normal"/>
    </style:style>
    <style:style style:name="T123" style:family="text">
      <style:text-properties style:text-underline-style="none" fo:font-weight="normal" officeooo:rsid="00059c96" style:font-weight-asian="normal" style:font-weight-complex="normal"/>
    </style:style>
    <style:style style:name="T124" style:family="text">
      <style:text-properties style:text-underline-style="none" fo:font-weight="normal" officeooo:rsid="00754e19" style:font-weight-asian="normal" style:font-weight-complex="normal"/>
    </style:style>
    <style:style style:name="T125" style:family="text">
      <style:text-properties style:text-underline-style="none" fo:font-weight="normal" officeooo:rsid="0042c288" style:font-weight-asian="normal" style:font-weight-complex="normal"/>
    </style:style>
    <style:style style:name="T126" style:family="text">
      <style:text-properties style:text-underline-style="none" fo:font-weight="normal" officeooo:rsid="004124e5" style:font-weight-asian="normal" style:font-weight-complex="normal"/>
    </style:style>
    <style:style style:name="T127" style:family="text">
      <style:text-properties style:text-underline-style="none" fo:font-weight="normal" officeooo:rsid="00420662" style:font-weight-asian="normal" style:font-weight-complex="normal"/>
    </style:style>
    <style:style style:name="T128" style:family="text">
      <style:text-properties style:text-underline-style="none" fo:font-weight="normal" officeooo:rsid="00061718" style:font-weight-asian="normal" style:font-weight-complex="normal"/>
    </style:style>
    <style:style style:name="T129" style:family="text">
      <style:text-properties style:text-underline-style="none" fo:font-weight="normal" officeooo:rsid="00da04e3" style:font-weight-asian="normal" style:font-weight-complex="normal"/>
    </style:style>
    <style:style style:name="T130" style:family="text">
      <style:text-properties style:text-underline-style="none" fo:font-weight="normal" officeooo:rsid="008deecb" style:font-weight-asian="normal" style:font-weight-complex="normal"/>
    </style:style>
    <style:style style:name="T131" style:family="text">
      <style:text-properties style:text-underline-style="none" fo:font-weight="normal" officeooo:rsid="0070ec7d" style:font-weight-asian="normal" style:font-weight-complex="normal"/>
    </style:style>
    <style:style style:name="T132" style:family="text">
      <style:text-properties style:text-underline-style="none" fo:font-weight="normal" officeooo:rsid="0097fbd1" style:font-weight-asian="normal" style:font-weight-complex="normal"/>
    </style:style>
    <style:style style:name="T133" style:family="text">
      <style:text-properties style:text-underline-style="none" fo:font-weight="normal" officeooo:rsid="0008bf16" style:font-weight-asian="normal" style:font-weight-complex="normal"/>
    </style:style>
    <style:style style:name="T134" style:family="text">
      <style:text-properties style:text-underline-style="none" fo:font-weight="normal" officeooo:rsid="0030e0a1" style:font-weight-asian="normal" style:font-weight-complex="normal"/>
    </style:style>
    <style:style style:name="T135" style:family="text">
      <style:text-properties style:text-underline-style="none" fo:font-weight="normal" officeooo:rsid="003574fe" style:font-weight-asian="normal" style:font-weight-complex="normal"/>
    </style:style>
    <style:style style:name="T136" style:family="text">
      <style:text-properties style:text-underline-style="none" fo:font-weight="normal" officeooo:rsid="00e504a4" style:font-weight-asian="normal" style:font-weight-complex="normal"/>
    </style:style>
    <style:style style:name="T137" style:family="text">
      <style:text-properties style:text-underline-style="none" fo:font-weight="normal" officeooo:rsid="004e0ee6" style:font-weight-asian="normal" style:font-weight-complex="normal"/>
    </style:style>
    <style:style style:name="T138" style:family="text">
      <style:text-properties style:text-underline-style="none" fo:font-weight="normal" officeooo:rsid="00f60c80" style:font-weight-asian="normal" style:font-weight-complex="normal"/>
    </style:style>
    <style:style style:name="T139" style:family="text">
      <style:text-properties style:text-underline-style="none" fo:font-weight="normal" officeooo:rsid="010d15dd" style:font-weight-asian="normal" style:font-weight-complex="normal"/>
    </style:style>
    <style:style style:name="T140" style:family="text">
      <style:text-properties style:text-underline-style="none" fo:font-weight="normal" officeooo:rsid="014a887b" style:font-weight-asian="normal" style:font-weight-complex="normal"/>
    </style:style>
    <style:style style:name="T141" style:family="text">
      <style:text-properties style:text-underline-style="none" fo:font-weight="normal" officeooo:rsid="0147d121" style:font-weight-asian="normal" style:font-weight-complex="normal"/>
    </style:style>
    <style:style style:name="T142" style:family="text">
      <style:text-properties style:text-underline-style="none" fo:font-weight="normal" officeooo:rsid="0147e4d3" style:font-weight-asian="normal" style:font-weight-complex="normal"/>
    </style:style>
    <style:style style:name="T143" style:family="text">
      <style:text-properties style:text-underline-style="none" fo:font-weight="normal" officeooo:rsid="0092b48e" style:font-weight-asian="normal" style:font-weight-complex="normal"/>
    </style:style>
    <style:style style:name="T144" style:family="text">
      <style:text-properties style:text-underline-style="none" fo:font-weight="normal" officeooo:rsid="00072975" style:font-weight-asian="normal" style:font-weight-complex="normal"/>
    </style:style>
    <style:style style:name="T145" style:family="text">
      <style:text-properties style:text-underline-style="none" fo:font-weight="normal" officeooo:rsid="00cd8f65" style:font-weight-asian="normal" style:font-weight-complex="normal"/>
    </style:style>
    <style:style style:name="T146" style:family="text">
      <style:text-properties style:text-underline-style="none" fo:font-weight="normal" officeooo:rsid="0013b216" style:font-weight-asian="normal" style:font-weight-complex="normal"/>
    </style:style>
    <style:style style:name="T147" style:family="text">
      <style:text-properties style:text-underline-style="none" fo:font-weight="normal" officeooo:rsid="0053cdb5" style:font-weight-asian="normal" style:font-weight-complex="normal"/>
    </style:style>
    <style:style style:name="T148" style:family="text">
      <style:text-properties officeooo:rsid="00d60023"/>
    </style:style>
    <style:style style:name="T149" style:family="text">
      <style:text-properties officeooo:rsid="0040d982"/>
    </style:style>
    <style:style style:name="T150" style:family="text">
      <style:text-properties fo:font-style="normal" style:font-style-asian="normal" style:font-style-complex="normal"/>
    </style:style>
    <style:style style:name="T151" style:family="text">
      <style:text-properties fo:font-style="normal" officeooo:rsid="0040d982" style:font-style-asian="normal" style:font-style-complex="normal"/>
    </style:style>
    <style:style style:name="T152" style:family="text">
      <style:text-properties fo:font-style="normal" officeooo:rsid="004c7182" style:font-style-asian="normal" style:font-style-complex="normal"/>
    </style:style>
    <style:style style:name="T153" style:family="text">
      <style:text-properties fo:font-style="normal" officeooo:rsid="001b3e56" style:font-style-asian="normal" style:font-style-complex="normal"/>
    </style:style>
    <style:style style:name="T154" style:family="text">
      <style:text-properties fo:font-style="normal" officeooo:rsid="0100d3be" style:font-style-asian="normal" style:font-style-complex="normal"/>
    </style:style>
    <style:style style:name="T155" style:family="text">
      <style:text-properties fo:font-style="normal" officeooo:rsid="00501dd2" style:font-style-asian="normal" style:font-style-complex="normal"/>
    </style:style>
    <style:style style:name="T15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7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58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59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60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61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62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63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64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65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66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67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68" style:family="text">
      <style:text-properties fo:font-style="normal" style:text-underline-style="none" fo:font-weight="normal" officeooo:rsid="017ac305" style:font-style-asian="normal" style:font-weight-asian="normal" style:font-style-complex="normal" style:font-weight-complex="normal"/>
    </style:style>
    <style:style style:name="T169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70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71" style:family="text">
      <style:text-properties fo:font-style="normal" style:text-underline-style="none" fo:font-weight="normal" officeooo:rsid="017b7484" style:font-style-asian="normal" style:font-weight-asian="normal" style:font-style-complex="normal" style:font-weight-complex="normal"/>
    </style:style>
    <style:style style:name="T17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73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7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75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76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77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78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79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80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81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182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83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184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85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86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87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88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89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90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91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92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93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94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95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96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97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9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9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20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201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202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03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04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20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217" style:family="text">
      <style:text-properties officeooo:rsid="01681a56"/>
    </style:style>
    <style:style style:name="T218" style:family="text">
      <style:text-properties officeooo:rsid="013138b5"/>
    </style:style>
    <style:style style:name="T219" style:family="text">
      <style:text-properties style:text-position="super 58%"/>
    </style:style>
    <style:style style:name="T220" style:family="text">
      <style:text-properties style:text-position="super 58%" officeooo:rsid="013138b5"/>
    </style:style>
    <style:style style:name="T221" style:family="text">
      <style:text-properties officeooo:rsid="0113f27b"/>
    </style:style>
    <style:style style:name="T222" style:family="text">
      <style:text-properties officeooo:rsid="010a4fce"/>
    </style:style>
    <style:style style:name="T223" style:family="text">
      <style:text-properties officeooo:rsid="0106f4f7"/>
    </style:style>
    <style:style style:name="T224" style:family="text">
      <style:text-properties officeooo:rsid="00c2d31a"/>
    </style:style>
    <style:style style:name="T225" style:family="text">
      <style:text-properties officeooo:rsid="00c2d31a" fo:background-color="transparent" loext:char-shading-value="0"/>
    </style:style>
    <style:style style:name="T226" style:family="text">
      <style:text-properties officeooo:rsid="00cd8f65" fo:background-color="transparent" loext:char-shading-value="0"/>
    </style:style>
    <style:style style:name="T227" style:family="text">
      <style:text-properties officeooo:rsid="00c13698"/>
    </style:style>
    <style:style style:name="T228" style:family="text">
      <style:text-properties style:font-name="Liberation Serif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229" style:family="text">
      <style:text-properties style:font-name="Liberation Serif" fo:font-style="italic" style:text-underline-style="none" fo:font-weight="normal" officeooo:rsid="0174dcfa" style:font-style-asian="italic" style:font-weight-asian="normal" style:font-style-complex="italic" style:font-weight-complex="normal"/>
    </style:style>
    <style:style style:name="T230" style:family="text">
      <style:text-properties style:font-name="Liberation Serif" fo:font-style="italic" style:text-underline-style="none" fo:font-weight="normal" officeooo:rsid="015be59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1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2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233" style:family="text">
      <style:text-properties style:font-name="Liberation Serif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4" style:family="text">
      <style:text-properties style:font-name="Liberation Serif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6" style:family="text">
      <style:text-properties style:font-name="Liberation Serif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37" style:family="text">
      <style:text-properties style:font-name="Liberation Serif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38" style:family="text">
      <style:text-properties style:font-name="Liberation Serif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40" style:family="text">
      <style:text-properties style:font-name="Liberation Serif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241" style:family="text">
      <style:text-properties style:font-name="Liberation Serif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42" style:family="text">
      <style:text-properties style:font-name="Liberation Serif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44" style:family="text">
      <style:text-properties style:font-name="Liberation Serif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46" style:family="text">
      <style:text-properties style:font-name="Liberation Serif" fo:font-style="normal" style:text-underline-style="none" fo:font-weight="normal" officeooo:rsid="001b800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7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8" style:family="text">
      <style:text-properties style:font-name="Liberation Serif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49" style:family="text">
      <style:text-properties style:font-name="Liberation Serif" fo:font-style="normal" style:text-underline-style="none" fo:font-weight="normal" officeooo:rsid="0146cb4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0" style:family="text">
      <style:text-properties style:font-name="Liberation Serif" fo:font-style="normal" style:text-underline-style="none" fo:font-weight="normal" officeooo:rsid="012b692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1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2" style:family="text">
      <style:text-properties style:font-name="Liberation Serif" fo:font-style="normal" style:text-underline-style="none" fo:font-weight="normal" officeooo:rsid="00d148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253" style:family="text">
      <style:text-properties style:font-name="Liberation Serif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54" style:family="text">
      <style:text-properties style:font-name="Liberation Serif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55" style:family="text">
      <style:text-properties style:font-name="Liberation Serif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57" style:family="text">
      <style:text-properties style:font-name="Liberation Serif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9" style:family="text">
      <style:text-properties style:font-name="Liberation Serif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61" style:family="text">
      <style:text-properties style:font-name="Liberation Serif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2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63" style:family="text">
      <style:text-properties style:font-name="Liberation Serif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64" style:family="text">
      <style:text-properties style:font-name="Liberation Serif" fo:font-style="normal" style:text-underline-style="none" fo:font-weight="bold" officeooo:rsid="015be59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5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6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267" style:family="text">
      <style:text-properties style:font-name="Liberation Serif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style:font-name="Liberation Serif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9" style:family="text">
      <style:text-properties style:font-name="Liberation Serif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70" style:family="text">
      <style:text-properties style:font-name="Liberation Serif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71" style:family="text">
      <style:text-properties style:font-name="Liberation Serif" fo:font-style="normal" style:text-underline-style="none" officeooo:rsid="001b8001" fo:background-color="transparent" loext:char-shading-value="0" style:font-name-asian="Liberation Serif1" style:font-style-asian="normal" style:font-name-complex="Liberation Serif1" style:font-style-complex="normal"/>
    </style:style>
    <style:style style:name="T272" style:family="text">
      <style:text-properties style:font-name="Liberation Serif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273" style:family="text">
      <style:text-properties style:font-name="Liberation Serif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274" style:family="text">
      <style:text-properties style:font-name="Liberation Serif" fo:font-style="normal" style:text-underline-style="none" officeooo:rsid="013527c4" fo:background-color="transparent" loext:char-shading-value="0" style:font-name-asian="Liberation Serif1" style:font-style-asian="normal" style:font-name-complex="Liberation Serif1" style:font-style-complex="normal"/>
    </style:style>
    <style:style style:name="T275" style:family="text">
      <style:text-properties style:font-name="Liberation Serif" fo:font-style="normal" style:text-underline-style="none" officeooo:rsid="013ed192" fo:background-color="transparent" loext:char-shading-value="0" style:font-style-asian="normal" style:font-style-complex="normal"/>
    </style:style>
    <style:style style:name="T276" style:family="text">
      <style:text-properties style:font-name="Liberation Serif" fo:font-weight="bold" fo:background-color="transparent" loext:char-shading-value="0" style:font-weight-asian="bold" style:font-weight-complex="bold"/>
    </style:style>
    <style:style style:name="T277" style:family="text">
      <style:text-properties style:font-name="Liberation Serif" fo:font-weight="bold" officeooo:rsid="00930003" fo:background-color="transparent" loext:char-shading-value="0" style:font-weight-asian="bold" style:font-weight-complex="bold"/>
    </style:style>
    <style:style style:name="T278" style:family="text">
      <style:text-properties style:font-name="Liberation Serif" fo:font-weight="bold" officeooo:rsid="008ead57" fo:background-color="transparent" loext:char-shading-value="0" style:font-weight-asian="bold" style:font-weight-complex="bold"/>
    </style:style>
    <style:style style:name="T279" style:family="text">
      <style:text-properties style:font-name="Liberation Serif" fo:font-weight="bold" officeooo:rsid="001e079d" fo:background-color="transparent" loext:char-shading-value="0" style:font-weight-asian="bold" style:font-weight-complex="bold"/>
    </style:style>
    <style:style style:name="T280" style:family="text">
      <style:text-properties style:font-name="Liberation Serif" fo:font-weight="bold" officeooo:rsid="00da04e3" fo:background-color="transparent" loext:char-shading-value="0" style:font-weight-asian="bold" style:font-weight-complex="bold"/>
    </style:style>
    <style:style style:name="T281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82" style:family="text">
      <style:text-properties style:font-name="Liberation Serif" fo:font-weight="normal" officeooo:rsid="00930003" fo:background-color="transparent" loext:char-shading-value="0" style:font-weight-asian="normal" style:font-weight-complex="normal"/>
    </style:style>
    <style:style style:name="T283" style:family="text">
      <style:text-properties style:font-name="Liberation Serif" fo:font-weight="normal" officeooo:rsid="00b02566" fo:background-color="transparent" loext:char-shading-value="0" style:font-weight-asian="normal" style:font-weight-complex="normal"/>
    </style:style>
    <style:style style:name="T284" style:family="text">
      <style:text-properties style:font-name="Liberation Serif" fo:font-weight="normal" officeooo:rsid="00ac96b8" fo:background-color="transparent" loext:char-shading-value="0" style:font-weight-asian="normal" style:font-weight-complex="normal"/>
    </style:style>
    <style:style style:name="T285" style:family="text">
      <style:text-properties style:font-name="Liberation Serif" fo:font-weight="normal" officeooo:rsid="001e079d" fo:background-color="transparent" loext:char-shading-value="0" style:font-weight-asian="normal" style:font-weight-complex="normal"/>
    </style:style>
    <style:style style:name="T286" style:family="text">
      <style:text-properties style:font-name="Liberation Serif" fo:font-weight="normal" officeooo:rsid="008ead57" fo:background-color="transparent" loext:char-shading-value="0" style:font-weight-asian="normal" style:font-weight-complex="normal"/>
    </style:style>
    <style:style style:name="T287" style:family="text">
      <style:text-properties style:font-name="Liberation Serif" fo:font-weight="normal" officeooo:rsid="00a0a3c7" fo:background-color="transparent" loext:char-shading-value="0" style:font-weight-asian="normal" style:font-weight-complex="normal"/>
    </style:style>
    <style:style style:name="T288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89" style:family="text">
      <style:text-properties style:font-name="Liberation Serif" fo:font-weight="normal" officeooo:rsid="008b35de" fo:background-color="transparent" loext:char-shading-value="0" style:font-weight-asian="normal" style:font-weight-complex="normal"/>
    </style:style>
    <style:style style:name="T290" style:family="text">
      <style:text-properties style:font-name="Liberation Serif" fo:font-weight="normal" officeooo:rsid="00da04e3" fo:background-color="transparent" loext:char-shading-value="0" style:font-weight-asian="normal" style:font-weight-complex="normal"/>
    </style:style>
    <style:style style:name="T291" style:family="text">
      <style:text-properties style:font-name="Liberation Serif" style:text-underline-style="none" fo:font-weight="normal" fo:background-color="transparent" loext:char-shading-value="0" style:font-weight-asian="normal" style:font-weight-complex="normal"/>
    </style:style>
    <style:style style:name="T292" style:family="text">
      <style:text-properties style:font-name="Liberation Serif" style:text-underline-style="none" fo:font-weight="normal" officeooo:rsid="008b35de" fo:background-color="transparent" loext:char-shading-value="0" style:font-weight-asian="normal" style:font-weight-complex="normal"/>
    </style:style>
    <style:style style:name="T293" style:family="text">
      <style:text-properties style:font-name="Liberation Serif" style:text-underline-style="none" fo:font-weight="normal" officeooo:rsid="009398ff" fo:background-color="transparent" loext:char-shading-value="0" style:font-weight-asian="normal" style:font-weight-complex="normal"/>
    </style:style>
    <style:style style:name="T294" style:family="text">
      <style:text-properties style:font-name="Liberation Serif" style:text-underline-style="none" fo:font-weight="normal" officeooo:rsid="00540c76" fo:background-color="transparent" loext:char-shading-value="0" style:font-weight-asian="normal" style:font-weight-complex="normal"/>
    </style:style>
    <style:style style:name="T295" style:family="text">
      <style:text-properties style:font-name="Liberation Serif" style:text-underline-style="none" fo:font-weight="normal" officeooo:rsid="007bcff0" fo:background-color="transparent" loext:char-shading-value="0" style:font-weight-asian="normal" style:font-weight-complex="normal"/>
    </style:style>
    <style:style style:name="T296" style:family="text">
      <style:text-properties style:font-name="Liberation Serif" style:text-underline-style="none" fo:font-weight="normal" officeooo:rsid="001b8001" fo:background-color="transparent" loext:char-shading-value="0" style:font-weight-asian="normal" style:font-weight-complex="normal"/>
    </style:style>
    <style:style style:name="T297" style:family="text">
      <style:text-properties style:font-name="Liberation Serif" style:text-underline-style="none" fo:font-weight="normal" officeooo:rsid="001cca0a" fo:background-color="transparent" loext:char-shading-value="0" style:font-weight-asian="normal" style:font-weight-complex="normal"/>
    </style:style>
    <style:style style:name="T298" style:family="text">
      <style:text-properties style:font-name="Liberation Serif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299" style:family="text">
      <style:text-properties style:font-name="Liberation Serif" style:text-underline-style="none" fo:font-weight="bold" fo:background-color="transparent" loext:char-shading-value="0" style:font-weight-asian="bold" style:font-weight-complex="bold"/>
    </style:style>
    <style:style style:name="T300" style:family="text">
      <style:text-properties style:font-name="Liberation Serif" style:text-underline-style="none" fo:font-weight="bold" officeooo:rsid="00540c76" fo:background-color="transparent" loext:char-shading-value="0" style:font-weight-asian="bold" style:font-weight-complex="bold"/>
    </style:style>
    <style:style style:name="T301" style:family="text">
      <style:text-properties style:font-name="Liberation Serif" style:text-underline-style="none" fo:font-weight="bold" officeooo:rsid="001b8001" fo:background-color="transparent" loext:char-shading-value="0" style:font-weight-asian="bold" style:font-weight-complex="bold"/>
    </style:style>
    <style:style style:name="T302" style:family="text">
      <style:text-properties officeooo:rsid="00fc1122"/>
    </style:style>
    <style:style style:name="T303" style:family="text">
      <style:text-properties officeooo:rsid="005cf811"/>
    </style:style>
    <style:style style:name="T304" style:family="text">
      <style:text-properties officeooo:rsid="00420662"/>
    </style:style>
    <style:style style:name="T305" style:family="text">
      <style:text-properties officeooo:rsid="005ff056"/>
    </style:style>
    <style:style style:name="T306" style:family="text">
      <style:text-properties officeooo:rsid="0004f1de"/>
    </style:style>
    <style:style style:name="T307" style:family="text">
      <style:text-properties style:font-name="Liberation Serif1" fo:font-style="normal" style:text-underline-style="none" fo:font-weight="normal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15be59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155c283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78bc3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6c9d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16f80c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150acb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16ff7e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172804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64304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67842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16fa1f0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151dea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177e9b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164fa65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1625e5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16a1f8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fo:font-style="normal" style:text-underline-style="none" fo:font-weight="normal" officeooo:rsid="012df80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6" style:family="text">
      <style:text-properties style:font-name="Liberation Serif1" fo:font-style="normal" style:text-underline-style="none" fo:font-weight="normal" officeooo:rsid="012a59f9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7" style:family="text">
      <style:text-properties style:font-name="Liberation Serif1" fo:font-style="normal" style:text-underline-style="none" fo:font-weight="normal" officeooo:rsid="00fa2312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8" style:family="text">
      <style:text-properties style:font-name="Liberation Serif1" fo:font-style="normal" style:text-underline-style="none" fo:font-weight="normal" officeooo:rsid="00f90fb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29" style:family="text">
      <style:text-properties style:font-name="Liberation Serif1" fo:font-style="normal" style:text-underline-style="none" fo:font-weight="normal" officeooo:rsid="009de74a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0" style:family="text">
      <style:text-properties style:font-name="Liberation Serif1" fo:font-style="normal" style:text-underline-style="none" fo:font-weight="normal" officeooo:rsid="014b489c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1" style:family="text">
      <style:text-properties style:font-name="Liberation Serif1" fo:font-style="normal" style:text-underline-style="none" fo:font-weight="normal" officeooo:rsid="00f5fa7b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2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3" style:family="text">
      <style:text-properties style:font-name="Liberation Serif1" fo:font-style="normal" style:text-underline-style="none" fo:font-weight="normal" officeooo:rsid="00f1300d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4" style:family="text">
      <style:text-properties style:font-name="Liberation Serif1" fo:font-style="normal" style:text-underline-style="none" fo:font-weight="normal" officeooo:rsid="00c782be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5" style:family="text">
      <style:text-properties style:font-name="Liberation Serif1" fo:font-style="normal" style:text-underline-style="none" fo:font-weight="normal" officeooo:rsid="0099c68f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6" style:family="text">
      <style:text-properties style:font-name="Liberation Serif1" fo:font-style="normal" style:text-underline-style="none" fo:font-weight="normal" officeooo:rsid="0179a99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7" style:family="text">
      <style:text-properties style:font-name="Liberation Serif1" fo:font-style="normal" style:text-underline-style="none" fo:font-weight="normal" officeooo:rsid="017a30a1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8" style:family="text">
      <style:text-properties style:font-name="Liberation Serif1" fo:font-style="normal" style:text-underline-style="none" fo:font-weight="normal" officeooo:rsid="017c8768" fo:background-color="transparent" loext:char-shading-value="0" style:font-name-asian="Liberation Serif1" style:font-style-asian="normal" style:font-weight-asian="normal" style:font-name-complex="Liberation Serif1" style:font-style-complex="normal" style:font-weight-complex="normal"/>
    </style:style>
    <style:style style:name="T339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40" style:family="text">
      <style:text-properties style:font-name="Liberation Serif1" fo:font-style="normal" style:text-underline-style="none" fo:font-weight="bold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2" style:family="text">
      <style:text-properties style:font-name="Liberation Serif1" fo:font-style="normal" style:text-underline-style="none" fo:font-weight="bold" officeooo:rsid="0164304e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3" style:family="text">
      <style:text-properties style:font-name="Liberation Serif1" fo:font-style="normal" style:text-underline-style="none" fo:font-weight="bold" officeooo:rsid="0151dea8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4" style:family="text">
      <style:text-properties style:font-name="Liberation Serif1" fo:font-style="normal" style:text-underline-style="none" fo:font-weight="bold" officeooo:rsid="015569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5" style:family="text">
      <style:text-properties style:font-name="Liberation Serif1" fo:font-style="normal" style:text-underline-style="none" fo:font-weight="bold" officeooo:rsid="00fd5cdf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6" style:family="text">
      <style:text-properties style:font-name="Liberation Serif1" fo:font-style="normal" style:text-underline-style="none" fo:font-weight="bold" officeooo:rsid="009de74a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7" style:family="text">
      <style:text-properties style:font-name="Liberation Serif1" fo:font-style="normal" style:text-underline-style="none" fo:font-weight="bold" officeooo:rsid="00f90fbc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fo:font-style="normal" style:text-underline-style="none" fo:font-weight="bold" officeooo:rsid="0179a991" fo:background-color="transparent" loext:char-shading-value="0" style:font-name-asian="Liberation Serif1" style:font-style-asian="normal" style:font-weight-asian="bold" style:font-name-complex="Liberation Serif1" style:font-style-complex="normal" style:font-weight-complex="bold"/>
    </style:style>
    <style:style style:name="T350" style:family="text">
      <style:text-properties style:font-name="Liberation Serif1" fo:font-style="normal" style:text-underline-style="none" officeooo:rsid="00930003" fo:background-color="transparent" loext:char-shading-value="0" style:font-name-asian="Liberation Serif1" style:font-style-asian="normal" style:font-name-complex="Liberation Serif1" style:font-style-complex="normal"/>
    </style:style>
    <style:style style:name="T351" style:family="text">
      <style:text-properties style:font-name="Liberation Serif1" fo:font-style="normal" style:text-underline-style="none" officeooo:rsid="01556924" fo:background-color="transparent" loext:char-shading-value="0" style:font-name-asian="Liberation Serif1" style:font-style-asian="normal" style:font-name-complex="Liberation Serif1" style:font-style-complex="normal"/>
    </style:style>
    <style:style style:name="T352" style:family="text">
      <style:text-properties style:font-name="Liberation Serif1" fo:font-style="normal" style:text-underline-style="none" officeooo:rsid="015d8ae0" fo:background-color="transparent" loext:char-shading-value="0" style:font-name-asian="Liberation Serif1" style:font-style-asian="normal" style:font-name-complex="Liberation Serif1" style:font-style-complex="normal"/>
    </style:style>
    <style:style style:name="T353" style:family="text">
      <style:text-properties style:font-name="Liberation Serif1" fo:font-style="normal" style:text-underline-style="none" officeooo:rsid="015a4669" fo:background-color="transparent" loext:char-shading-value="0" style:font-name-asian="Liberation Serif1" style:font-style-asian="normal" style:font-name-complex="Liberation Serif1" style:font-style-complex="normal"/>
    </style:style>
    <style:style style:name="T354" style:family="text">
      <style:text-properties style:font-name="Liberation Serif1" fo:font-style="normal" style:text-underline-style="none" officeooo:rsid="00fd5cdf" fo:background-color="transparent" loext:char-shading-value="0" style:font-name-asian="Liberation Serif1" style:font-style-asian="normal" style:font-name-complex="Liberation Serif1" style:font-style-complex="normal"/>
    </style:style>
    <style:style style:name="T355" style:family="text">
      <style:text-properties style:font-name="Liberation Serif1" fo:font-style="normal" style:text-underline-style="none" officeooo:rsid="014a887b" fo:background-color="transparent" loext:char-shading-value="0" style:font-name-asian="Liberation Serif1" style:font-style-asian="normal" style:font-name-complex="Liberation Serif1" style:font-style-complex="normal"/>
    </style:style>
    <style:style style:name="T356" style:family="text">
      <style:text-properties style:font-name="Liberation Serif1" fo:font-style="normal" style:text-underline-style="none" officeooo:rsid="015c4f0e" fo:background-color="transparent" loext:char-shading-value="0" style:font-name-asian="Liberation Serif1" style:font-style-asian="normal" style:font-name-complex="Liberation Serif1" style:font-style-complex="normal"/>
    </style:style>
    <style:style style:name="T357" style:family="text">
      <style:text-properties style:font-name="Liberation Serif1" fo:font-style="normal" style:text-underline-style="none" officeooo:rsid="012554a6" fo:background-color="transparent" loext:char-shading-value="0" style:font-name-asian="Liberation Serif1" style:font-style-asian="normal" style:font-name-complex="Liberation Serif1" style:font-style-complex="normal"/>
    </style:style>
    <style:style style:name="T358" style:family="text">
      <style:text-properties style:font-name="Liberation Serif1" fo:font-style="normal" style:text-underline-style="none" officeooo:rsid="0143bc7d" fo:background-color="transparent" loext:char-shading-value="0" style:font-name-asian="Liberation Serif1" style:font-style-asian="normal" style:font-name-complex="Liberation Serif1" style:font-style-complex="normal"/>
    </style:style>
    <style:style style:name="T359" style:family="text">
      <style:text-properties style:font-name="Liberation Serif1" fo:font-style="normal" style:text-underline-style="none" officeooo:rsid="01427c78" fo:background-color="transparent" loext:char-shading-value="0" style:font-name-asian="Liberation Serif1" style:font-style-asian="normal" style:font-name-complex="Liberation Serif1" style:font-style-complex="normal"/>
    </style:style>
    <style:style style:name="T360" style:family="text">
      <style:text-properties style:font-name="Liberation Serif1" fo:font-style="normal" style:text-underline-style="none" officeooo:rsid="010c4433" fo:background-color="transparent" loext:char-shading-value="0" style:font-name-asian="Liberation Serif1" style:font-style-asian="normal" style:font-name-complex="Liberation Serif1" style:font-style-complex="normal"/>
    </style:style>
    <style:style style:name="T361" style:family="text">
      <style:text-properties style:font-name="Liberation Serif1" fo:font-style="normal" style:text-underline-style="none" officeooo:rsid="011ccaee" fo:background-color="transparent" loext:char-shading-value="0" style:font-name-asian="Liberation Serif1" style:font-style-asian="normal" style:font-name-complex="Liberation Serif1" style:font-style-complex="normal"/>
    </style:style>
    <style:style style:name="T362" style:family="text">
      <style:text-properties style:font-name="Liberation Serif1" fo:font-style="normal" style:text-underline-style="none" officeooo:rsid="013c5789" fo:background-color="transparent" loext:char-shading-value="0" style:font-name-asian="Liberation Serif1" style:font-style-asian="normal" style:font-name-complex="Liberation Serif1" style:font-style-complex="normal"/>
    </style:style>
    <style:style style:name="T363" style:family="text">
      <style:text-properties style:font-name="Liberation Serif1" fo:font-style="normal" style:text-underline-style="none" officeooo:rsid="0129d774" fo:background-color="transparent" loext:char-shading-value="0" style:font-name-asian="Liberation Serif1" style:font-style-asian="normal" style:font-name-complex="Liberation Serif1" style:font-style-complex="normal"/>
    </style:style>
    <style:style style:name="T364" style:family="text">
      <style:text-properties style:font-name="Liberation Serif1" fo:font-style="normal" style:text-underline-style="none" officeooo:rsid="012df80e" fo:background-color="transparent" loext:char-shading-value="0" style:font-name-asian="Liberation Serif1" style:font-style-asian="normal" style:font-name-complex="Liberation Serif1" style:font-style-complex="normal"/>
    </style:style>
    <style:style style:name="T365" style:family="text">
      <style:text-properties style:font-name="Liberation Serif1" fo:font-style="normal" style:text-underline-style="none" officeooo:rsid="0102f2fe" fo:background-color="transparent" loext:char-shading-value="0" style:font-name-asian="Liberation Serif1" style:font-style-asian="normal" style:font-name-complex="Liberation Serif1" style:font-style-complex="normal"/>
    </style:style>
    <style:style style:name="T366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367" style:family="text">
      <style:text-properties style:font-name="Liberation Serif1" fo:font-style="normal" fo:font-weight="normal" officeooo:rsid="000d3587" style:font-style-asian="normal" style:font-weight-asian="normal" style:font-style-complex="normal" style:font-weight-complex="normal"/>
    </style:style>
    <style:style style:name="T368" style:family="text">
      <style:text-properties style:font-name="Liberation Serif1" fo:font-style="normal" fo:font-weight="normal" officeooo:rsid="00122e31" style:font-style-asian="normal" style:font-weight-asian="normal" style:font-style-complex="normal" style:font-weight-complex="normal"/>
    </style:style>
    <style:style style:name="T369" style:family="text">
      <style:text-properties style:font-name="Liberation Serif1" fo:font-style="normal" fo:font-weight="normal" officeooo:rsid="000f48c2" style:font-style-asian="normal" style:font-weight-asian="normal" style:font-style-complex="normal" style:font-weight-complex="normal"/>
    </style:style>
    <style:style style:name="T370" style:family="text">
      <style:text-properties style:font-name="Liberation Serif1" fo:font-style="normal" fo:font-weight="normal" officeooo:rsid="00106f84" style:font-style-asian="normal" style:font-weight-asian="normal" style:font-style-complex="normal" style:font-weight-complex="normal"/>
    </style:style>
    <style:style style:name="T371" style:family="text">
      <style:text-properties style:font-name="Liberation Serif1" fo:font-style="normal" fo:font-weight="normal" officeooo:rsid="000e44ae" style:font-style-asian="normal" style:font-weight-asian="normal" style:font-style-complex="normal" style:font-weight-complex="normal"/>
    </style:style>
    <style:style style:name="T372" style:family="text">
      <style:text-properties style:font-name="Liberation Serif1" fo:font-style="italic" style:text-underline-style="none" fo:font-weight="normal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3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4" style:family="text">
      <style:text-properties style:font-name="Liberation Serif1" fo:font-style="italic" style:text-underline-style="none" fo:font-weight="normal" officeooo:rsid="0164304e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5" style:family="text">
      <style:text-properties style:font-name="Liberation Serif1" fo:font-style="italic" style:text-underline-style="none" fo:font-weight="normal" officeooo:rsid="0151dea8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6" style:family="text">
      <style:text-properties style:font-name="Liberation Serif1" fo:font-style="italic" style:text-underline-style="none" fo:font-weight="normal" officeooo:rsid="009de74a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7" style:family="text">
      <style:text-properties style:font-name="Liberation Serif1" fo:font-style="italic" style:text-underline-style="none" fo:font-weight="normal" officeooo:rsid="00f90fbc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8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79" style:family="text">
      <style:text-properties style:font-name="Liberation Serif1" fo:font-style="italic" style:text-underline-style="none" officeooo:rsid="00930003" fo:background-color="transparent" loext:char-shading-value="0" style:font-name-asian="Liberation Serif1" style:font-style-asian="italic" style:font-name-complex="Liberation Serif1" style:font-style-complex="italic"/>
    </style:style>
    <style:style style:name="T380" style:family="text">
      <style:text-properties style:font-name="Liberation Serif1" fo:font-style="italic" style:text-underline-style="none" officeooo:rsid="00fd5cdf" fo:background-color="transparent" loext:char-shading-value="0" style:font-name-asian="Liberation Serif1" style:font-style-asian="italic" style:font-name-complex="Liberation Serif1" style:font-style-complex="italic"/>
    </style:style>
    <style:style style:name="T381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82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83" style:family="text">
      <style:text-properties style:font-name="Liberation Serif1" style:text-underline-style="none" fo:font-weight="normal" fo:background-color="transparent" loext:char-shading-value="0" style:font-name-asian="Liberation Serif1" style:font-weight-asian="normal" style:font-name-complex="Liberation Serif1" style:font-weight-complex="normal"/>
    </style:style>
    <style:style style:name="T384" style:family="text">
      <style:text-properties style:font-name="Liberation Serif1" style:text-underline-style="none" fo:font-weight="normal" officeooo:rsid="001cca0a" fo:background-color="transparent" loext:char-shading-value="0" style:font-name-asian="Liberation Serif1" style:font-weight-asian="normal" style:font-name-complex="Liberation Serif1" style:font-weight-complex="normal"/>
    </style:style>
    <style:style style:name="T385" style:family="text">
      <style:text-properties style:font-name="Liberation Serif1" style:text-underline-style="none" fo:font-weight="normal" officeooo:rsid="0179a991" fo:background-color="transparent" loext:char-shading-value="0" style:font-name-asian="Liberation Serif1" style:font-weight-asian="normal" style:font-name-complex="Liberation Serif1" style:font-weight-complex="normal"/>
    </style:style>
    <style:style style:name="T386" style:family="text">
      <style:text-properties style:font-name="Liberation Serif1" style:text-underline-style="none" fo:font-weight="normal" officeooo:rsid="00930003" fo:background-color="transparent" loext:char-shading-value="0" style:font-name-asian="Liberation Serif1" style:font-weight-asian="normal" style:font-name-complex="Liberation Serif1" style:font-weight-complex="normal"/>
    </style:style>
    <style:style style:name="T387" style:family="text">
      <style:text-properties style:font-name="Liberation Serif1" style:text-underline-style="none" fo:font-weight="bold" fo:background-color="transparent" loext:char-shading-value="0" style:font-name-asian="Liberation Serif1" style:font-weight-asian="bold" style:font-name-complex="Liberation Serif1" style:font-weight-complex="bold"/>
    </style:style>
    <style:style style:name="T388" style:family="text">
      <style:text-properties style:font-name="Liberation Serif1" officeooo:rsid="0044ae78"/>
    </style:style>
    <style:style style:name="T389" style:family="text">
      <style:text-properties style:text-line-through-style="none" style:text-line-through-type="none" style:font-name="Liberation Serif1" fo:font-size="11pt" fo:font-style="normal" style:text-underline-style="none" fo:font-weight="normal" officeooo:rsid="02003fe7" style:font-name-asian="Liberation Serif1" style:font-size-asian="11pt" style:font-style-asian="normal" style:font-weight-asian="normal" style:font-name-complex="Liberation Serif1" style:font-size-complex="11pt" style:font-style-complex="normal" style:font-weight-complex="normal"/>
    </style:style>
    <style:style style:name="T390" style:family="text">
      <style:text-properties style:text-line-through-style="none" style:text-line-through-type="none" style:font-name="Liberation Serif1" fo:font-size="11pt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1" style:family="text">
      <style:text-properties style:text-line-through-style="none" style:text-line-through-type="none" style:font-name="Liberation Serif1" fo:font-size="11pt" style:text-underline-style="none" fo:font-weight="normal" officeooo:rsid="02003fe7" fo:background-color="transparent" loext:char-shading-value="0" style:font-name-asian="Liberation Serif1" style:font-size-asian="11pt" style:font-weight-asian="normal" style:font-name-complex="Liberation Serif1" style:font-size-complex="11pt" style:font-weight-complex="normal"/>
    </style:style>
    <style:style style:name="T392" style:family="text">
      <style:text-properties fo:font-variant="small-caps" style:font-name="Liberation Serif" fo:font-style="italic" style:text-underline-style="none" fo:font-weight="normal" officeooo:rsid="00930003" fo:background-color="transparent" loext:char-shading-value="0" style:font-name-asian="Liberation Serif1" style:font-style-asian="italic" style:font-weight-asian="normal" style:font-name-complex="Liberation Serif1" style:font-style-complex="italic" style:font-weight-complex="normal"/>
    </style:style>
    <style:style style:name="T393" style:family="text">
      <style:text-properties officeooo:rsid="0030463c"/>
    </style:style>
    <style:style style:name="T394" style:family="text">
      <style:text-properties officeooo:rsid="00072975"/>
    </style:style>
    <style:style style:name="T395" style:family="text">
      <style:text-properties officeooo:rsid="0053cdb5"/>
    </style:style>
    <style:style style:name="T396" style:family="text">
      <style:text-properties officeooo:rsid="0168b753"/>
    </style:style>
    <style:style style:name="T397" style:family="text">
      <style:text-properties officeooo:rsid="00e504a4"/>
    </style:style>
    <style:style style:name="T398" style:family="text">
      <style:text-properties officeooo:rsid="004c7182"/>
    </style:style>
    <style:style style:name="T399" style:family="text">
      <style:text-properties officeooo:rsid="004d8b35"/>
    </style:style>
    <style:style style:name="T400" style:family="text">
      <style:text-properties officeooo:rsid="0044ae78"/>
    </style:style>
    <style:style style:name="T401" style:family="text">
      <style:text-properties officeooo:rsid="008d8493"/>
    </style:style>
    <style:style style:name="T402" style:family="text">
      <style:text-properties officeooo:rsid="0030e0a1"/>
    </style:style>
    <style:style style:name="T403" style:family="text">
      <style:text-properties officeooo:rsid="0078a2da"/>
    </style:style>
    <style:style style:name="T404" style:family="text">
      <style:text-properties officeooo:rsid="00061718"/>
    </style:style>
    <style:style style:name="T405" style:family="text">
      <style:text-properties officeooo:rsid="0145520a"/>
    </style:style>
    <style:style style:name="T406" style:family="text">
      <style:text-properties officeooo:rsid="00745ad9"/>
    </style:style>
    <style:style style:name="T407" style:family="text">
      <style:text-properties officeooo:rsid="0140ac1e"/>
    </style:style>
    <style:style style:name="T408" style:family="text">
      <style:text-properties officeooo:rsid="00194778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6" text:outline-level="1"><text:span text:style-name="T42">Dr </text:span>Kyle A Oman</text:h>
      <text:p text:style-name="P3"><text:tab/><text:span text:style-name="T43">Office: +44 (0) 191 33 43011<text:tab/>Institute for Computational Cosmology</text:span></text:p>
      <text:p text:style-name="P4"><text:tab/><text:span text:style-name="T43">Mobile: +44 (0) 737 693 4098<text:tab/>Department of Physics &amp; Astronomy, Durham University</text:span></text:p>
      <text:p text:style-name="P2"><text:tab/><text:a xlink:type="simple" xlink:href="mailto:kyle.a.oman@durham.ac.uk" text:style-name="Internet_20_link" text:visited-style-name="Visited_20_Internet_20_Link"><text:span text:style-name="T43">kyle.a.oman@durham.ac.uk</text:span></text:a><text:tab/><text:span text:style-name="T44">South Road, Durham DH1 3LE, United Kingdom<text:line-break/><text:tab/></text:span><text:a xlink:type="simple" xlink:href="https://kyleaoman.github.io/" text:style-name="Internet_20_link" text:visited-style-name="Visited_20_Internet_20_Link"><text:span text:style-name="T45">kyleaoman.github.io</text:span></text:a></text:p>
      <text:p text:style-name="P2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2010000004900000049711C9171654E78D9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46">Academic </text:span><text:span text:style-name="T47">Qualifications</text:span><text:span text:style-name="T53"><text:tab/></text:span></text:p>
      <text:p text:style-name="P21"><text:tab/><text:span text:style-name="T57">PhD<text:tab/></text:span><text:span text:style-name="T58">University of Victoria, Astronomy<text:tab/>Aug 201</text:span><text:span text:style-name="T59">7</text:span><text:span text:style-name="T58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21"><text:span text:style-name="T58"><text:tab/></text:span><text:span text:style-name="T57">MSc<text:tab/></text:span><text:span text:style-name="T58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21"><text:span text:style-name="T58"><text:tab/></text:span><text:span text:style-name="T57">BSc</text:span><text:span text:style-name="T58"><text:tab/>University of Waterloo, </text:span><text:span text:style-name="T60">Honours </text:span><text:span text:style-name="T58">Physics (Astrophysics spec.)<text:tab/>Jun 2011<text:line-break/><text:tab/><text:tab/>Graduated on Dean's Honour List<text:line-break/><text:tab/><text:tab/></text:span><text:span text:style-name="T60">Dissertation: “An object-oriented halo finder”<text:line-break/><text:tab/></text:span><text:span text:style-name="T58"><text:tab/></text:span><text:span text:style-name="T60">Supervisor: Michael Balogh</text:span></text:p>
      <text:p text:style-name="P11"><text:span text:style-name="T44">Employment</text:span><text:tab/></text:p>
      <text:p text:style-name="P65"><text:span text:style-name="T110"><text:tab/></text:span><text:span text:style-name="T111">Ass</text:span><text:span text:style-name="T112">oc</text:span><text:span text:style-name="T111">. Professor &amp; Royal Society Dorothy Hodgkin Fellow<text:tab/></text:span><text:span text:style-name="T112">Jul 2024</text:span><text:span text:style-name="T111"> – </text:span><text:span text:style-name="T112">present</text:span><text:span text:style-name="T111"><text:line-break/><text:tab/> <text:s/>Institute for Computational Cosmology </text:span><text:span text:style-name="T112">&amp;<text:line-break/><text:tab/> <text:s/>Centre for Extragalactic Astronomy, </text:span><text:span text:style-name="T111">Durham University</text:span></text:p>
      <text:p text:style-name="P65"><text:span text:style-name="T110"><text:tab/></text:span><text:span text:style-name="T111">Asst. Professor &amp; Royal Society Dorothy Hodgkin Fellow<text:tab/>Oct 2023 – </text:span><text:span text:style-name="T112">Jun 2024</text:span><text:span text:style-name="T111"><text:line-break/><text:tab/> <text:s/>Institute for Computational Cosmology </text:span><text:span text:style-name="T112">&amp;<text:line-break/><text:tab/> <text:s/>Centre for Extragalactic Astronomy, </text:span><text:span text:style-name="T111">Durham University</text:span></text:p>
      <text:p text:style-name="P66"><text:span text:style-name="T110"><text:tab/></text:span><text:span text:style-name="T112">Senior p</text:span><text:span text:style-name="T113">ostdoctoral research associate</text:span><text:span text:style-name="T114"><text:tab/>Jul 2022 </text:span><text:span text:style-name="T110">– </text:span><text:span text:style-name="T111">Sept 2023</text:span><text:span text:style-name="T116"><text:line-break/><text:tab/> <text:s/>Institute for Computational Cosmology, Durham University</text:span></text:p>
      <text:p text:style-name="P36"><text:tab/>Postdoctoral research associate<text:tab/>Oct 2019 – <text:span text:style-name="T148">Jun 2022</text:span><text:line-break/><text:tab/> <text:s/>Institute for Computational Cosmology, Durham University</text:p>
      <text:p text:style-name="P37"><text:tab/>Researcher (postdoctoral)<text:tab/>Oct 2017 – Sept 2019<text:line-break/><text:tab/> <text:s/>Kapteyn Astronomical Institute, Rijksuniversiteit Groningen</text:p>
      <text:p text:style-name="P38"><text:tab/><text:span text:style-name="T149">Summer research internship<text:tab/>May 2010 – Aug 2010<text:line-break/></text:span><text:span text:style-name="T4"><text:tab/> <text:s/></text:span><text:span text:style-name="T151">Department of Physics &amp; Astronomy, University of Waterloo</text:span></text:p>
      <text:p text:style-name="P38"><text:span text:style-name="T151"><text:tab/>Summer research internship<text:tab/>May 20</text:span><text:span text:style-name="T152">09</text:span><text:span text:style-name="T151"> </text:span><text:span text:style-name="T153">– </text:span><text:span text:style-name="T151">Aug 2009<text:line-break/></text:span><text:span text:style-name="T4"><text:tab/> <text:s/></text:span><text:span text:style-name="T151">Department of Physics &amp; Astronomy, University of Waterloo</text:span></text:p>
      <text:p text:style-name="P6"><text:soft-page-break/><text:span text:style-name="T46">Grants, </text:span><text:span text:style-name="T48">Computing Time</text:span><text:span text:style-name="T52"> &amp; </text:span><text:span text:style-name="T54">Funding</text:span><text:span text:style-name="T52"><text:tab/></text:span></text:p>
      <text:p text:style-name="P67"><text:span text:style-name="T117"><text:tab/></text:span><text:span text:style-name="T118">NSF Standard grant (USD 600 000)<text:tab/>2025 – 2028<text:line-break/><text:tab/> <text:s/></text:span><text:span text:style-name="T15">Title: “</text:span><text:span text:style-name="T5">Elements: Empowering high-performance remote access to adaptive<text:line-break/> <text:s text:c="19"/>particle simulation data</text:span><text:span text:style-name="T15">”<text:line-break/><text:tab/> <text:s/>Role: co-I</text:span></text:p>
      <text:p text:style-name="P39"><text:tab/><text:span text:style-name="T217">RAS Summer undergraduate bursary (GBP 1 200)<text:tab/>2025 <text:line-break/><text:tab/> <text:s/></text:span><text:span text:style-name="T6">Title: “Dark matter in low-mass galaxies”<text:line-break/><text:tab/> <text:s/>Role: Supervisor </text:span><text:span text:style-name="T7">(PI)</text:span></text:p>
      <text:p text:style-name="P39"><text:tab/><text:span text:style-name="T218">DiRAC 16</text:span><text:span text:style-name="T220">th</text:span><text:span text:style-name="T218"> RAC call for proposals (274M cpu-hr)<text:tab/>2024 – 2027<text:line-break/></text:span><text:span text:style-name="T8"><text:tab/> <text:s/>Title: “Virgo I: The formation, evolution and clustering of galaxies”<text:line-break/><text:tab/> <text:s/>Role: co-I</text:span></text:p>
      <text:p text:style-name="P39"><text:tab/><text:span text:style-name="T221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39"><text:tab/><text:span text:style-name="T222">Durham STFC Impact Acceleration Account (GBP 17 156)<text:tab/>2024<text:line-break/><text:tab/> <text:s/></text:span><text:span text:style-name="T10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39"><text:span text:style-name="T45"><text:tab/>Royal Society Dorothy Hodgkin Fellowship (GBP 1.</text:span><text:span text:style-name="T223">5</text:span><text:span text:style-name="T45">M)<text:tab/>2023 – 2031<text:line-break/><text:tab/> <text:s/></text:span><text:span text:style-name="T11">Title: “Key dark matter particle properties from dwarf galaxy astrophysics”<text:line-break/><text:tab/> <text:s/></text:span><text:span text:style-name="T7">Role: Fellow (PI)</text:span></text:p>
      <text:p text:style-name="P40"><text:span text:style-name="T11"><text:tab/></text:span><text:span text:style-name="T154">DiRAC-3 Phase 2 Director’s Discretionary Time (8.84M cpu-hr)<text:tab/>2023 – 2024<text:line-break/><text:tab/> <text:s/></text:span><text:span text:style-name="T12">Title: “Simulated 21-cm survey of the Southern sky”<text:line-break/><text:tab/> <text:s/></text:span><text:span text:style-name="T7">Role: PI</text:span></text:p>
      <text:p text:style-name="P40"><text:tab/><text:span text:style-name="T224">Cosmology and Astroparticle Student &amp; Postdoc Exchange Network Visitor (GBP</text:span><text:span text:style-name="T225"> </text:span><text:span text:style-name="T226">1 400</text:span><text:span text:style-name="T225">)</text:span><text:span text:style-name="T224"><text:tab/>2022</text:span><text:span text:style-name="T227"><text:line-break/><text:tab/> <text:s/></text:span><text:span text:style-name="T11">Title</text:span><text:span text:style-name="T13">: “Structure and equilibrium of simulated dwarf galaxies”</text:span><text:span text:style-name="T227"><text:tab/> <text:s/><text:line-break/></text:span><text:span text:style-name="T14"><text:tab/> <text:s/></text:span><text:span text:style-name="T7">Role: PI</text:span></text:p>
      <text:p text:style-name="P68"><text:span text:style-name="T119"><text:tab/>Durham University Physics Department Developing Talent Award </text:span><text:span text:style-name="T120">(GBP 4 000)</text:span><text:span text:style-name="T119"><text:tab/>2022<text:line-break/><text:tab/> <text:s/></text:span><text:span text:style-name="T16">Title</text:span><text:span text:style-name="T228">: “The fragility of dwarf galaxies used as dark matter tracers”<text:line-break/><text:tab/> <text:s/></text:span><text:span text:style-name="T229">Role: PI</text:span></text:p>
      <text:p text:style-name="P7"><text:span text:style-name="T49">Scholarships</text:span><text:span text:style-name="T52"> &amp; Awards<text:tab/></text:span></text:p>
      <text:p text:style-name="P138"><text:tab/><text:span text:style-name="T148">Durham University Discretionary Award<text:tab/>202</text:span><text:span text:style-name="T302">3</text:span><text:span text:style-name="T148"><text:line-break/><text:tab/> <text:s/>GBP </text:span><text:span text:style-name="T45">5</text:span><text:span text:style-name="T148">00, Institution-level, award by nomination</text:span></text:p>
      <text:p text:style-name="P41"><text:tab/><text:span text:style-name="T148">Durham University Discretionary Award<text:tab/>2022<text:line-break/><text:tab/> <text:s/>GBP 1 000, Institution-level, award by nomination</text:span></text:p>
      <text:p text:style-name="P41"><text:tab/>RM Petrie Memorial Fellowship<text:tab/>2016 – 2017<text:line-break/><text:tab/> <text:s/>CAD 4 750, Institution-level, award by nomination</text:p>
      <text:p text:style-name="P42"><text:soft-page-break/><text:tab/>University of Victoria President’s Research Scholarship<text:tab/>2016<text:line-break/><text:tab/> <text:s/>CAD 4 000, Institution-level, award by nomination</text:p>
      <text:p text:style-name="P42"><text:tab/>National Science and Engineering Research Council Canada Graduate <text:tab/>2015 – 2016<text:line-break/><text:tab/><text:span text:style-name="T303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11">Title</text:span><text:span text:style-name="T1">: “Remaining challenges to the standard model of cosmology: a <text:line-break/><text:tab/> <text:s/>solution to the cusp-core problem”</text:span></text:p>
      <text:p text:style-name="P43"><text:tab/>University of Victoria Graduate Award<text:tab/>2014 – 2015<text:line-break/><text:tab/> <text:s/>CAD 6 000, Institution-level, award by nomination</text:p>
      <text:p text:style-name="P42"><text:tab/>Nora and Mark DeGoutière Memorial Scholarship<text:tab/><text:span text:style-name="T303">2014<text:line-break/></text:span><text:tab/> <text:s/>CAD 11 250, Institution-level, award by nomination</text:p>
      <text:p text:style-name="P42"><text:tab/>University of Victoria Fellowship<text:tab/><text:span text:style-name="T303">2013<text:line-break/></text:span><text:tab/> <text:s/>CAD 15 000, Institution-level, award by nomination</text:p>
      <text:p text:style-name="P42"><text:tab/>Queen Elizabeth II Graduate Scholarship in Science and Technology<text:tab/><text:span text:style-name="T303">2012<text:line-break/></text:span><text:tab/> <text:s/>CAD 15 000, Provincial-level, research scholarship<text:line-break/><text:tab/> <text:s/><text:span text:style-name="T11">Title</text:span><text:span text:style-name="T1">: “Deconstructing Star Formation Histories from Orbits in <text:line-break/><text:tab/> <text:s/>N-Body Simulations”</text:span></text:p>
      <text:p text:style-name="P42"><text:tab/>National Science and Engineering Research Council Undergraduate Student<text:tab/><text:span text:style-name="T303">2009<text:line-break/></text:span><text:tab/>Research Award<text:line-break/><text:tab/> <text:s/>CAD 4 500, National-level, summer research scholarship</text:p>
      <text:p text:style-name="P12"><text:span text:style-name="T304">Research</text:span><text:span text:style-name="T305"> </text:span><text:span text:style-name="T304">supervision</text:span><text:tab/></text:p>
      <text:p text:style-name="P22"><text:span text:style-name="T61">I have co-supervised the thes</text:span><text:span text:style-name="T102">is work of </text:span><text:span text:style-name="T103">10</text:span><text:span text:style-name="T102"> students (3 BSc, </text:span><text:span text:style-name="T103">6</text:span><text:span text:style-name="T102"> MSc/</text:span><text:span text:style-name="T103">MPhys</text:span><text:span text:style-name="T102">, 1 PhD).</text:span><text:span text:style-name="T104"><text:tab/></text:span></text:p>
      <text:p text:style-name="P49"><text:span text:style-name="T60"><text:tab/></text:span><text:span text:style-name="T62">Postdoctoral researcher Dr Katherine Harborne<text:tab/>Feb 2025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2">PhD thesis supervisor for Diego Dado<text:tab/>Oct 2024 – present<text:line-break/><text:tab/> <text:s/></text:span><text:span text:style-name="T63">Institute for Computational Cosmology, Durham University</text:span></text:p>
      <text:p text:style-name="P51"><text:span text:style-name="T60"><text:tab/></text:span><text:span text:style-name="T64">Visiting PhD student Julen Expósito-Márquez<text:tab/>Sept 2025 – Dec 2025<text:line-break/><text:tab/> <text:s/>Institute for Computational Cosmology, Durham University</text:span></text:p>
      <text:p text:style-name="P50"><text:span text:style-name="T60"><text:tab/></text:span><text:span text:style-name="T65">Summer undergraduate research project supervisor for Helena Chase<text:tab/>June 2024 – Aug 2024<text:line-break/><text:tab/> <text:s/>Institute for Computational Cosmology, Durham University</text:span></text:p>
      <text:p text:style-name="P51"><text:span text:style-name="T65"><text:tab/>Summer undergraduate research project supervisor for Brad Makinson<text:tab/>June 2024 – July 2024<text:line-break/><text:tab/> <text:s/>Institute for Computational Cosmology, Durham University</text:span><text:span text:style-name="T60"><text:tab/></text:span></text:p>
      <text:p text:style-name="P52"><text:span text:style-name="T60"><text:tab/></text:span><text:span text:style-name="T63">MPhys thesis co-supervisor (with M. Swinbank) for Brad Makinson<text:tab/>Oct 2024 – Apr 2025<text:line-break/><text:tab/> <text:s/>Institute for Computational Cosmology, Durham University</text:span></text:p>
      <text:p text:style-name="P53"><text:span text:style-name="T60"><text:tab/></text:span><text:span text:style-name="T63">MPhys thesis co-supervisor (with M. Swinbank) for Jack Carter<text:tab/>Oct 2024 – Apr 2025<text:line-break/><text:tab/> <text:s/>Institute for Computational Cosmology, Durham University</text:span></text:p>
      <text:p text:style-name="P53"><text:soft-page-break/><text:span text:style-name="T60"><text:tab/></text:span><text:span text:style-name="T63">Summer research placement supervisor for Loretta Lanigan<text:tab/>July 2024 – Aug 2024<text:line-break/><text:tab/> <text:s/>Institute for Computational Cosmology, Durham University</text:span></text:p>
      <text:p text:style-name="P53"><text:span text:style-name="T60"><text:tab/></text:span><text:span text:style-name="T66">Summer undergraduate research project supervisor for Mary Carstairs<text:tab/>July 2024 – Aug 2024<text:line-break/><text:tab/> <text:s/>Institute for Computational Cosmology, Durham University</text:span></text:p>
      <text:p text:style-name="P54"><text:span text:style-name="T60"><text:tab/></text:span><text:span text:style-name="T67">Summer Nuffield Foundation Research Placement Host for Matilda Hunnisett<text:tab/>Aug 2023<text:line-break/><text:tab/> <text:s/>Institute for Computational Cosmology, Durham University</text:span></text:p>
      <text:p text:style-name="P55"><text:span text:style-name="T60"><text:tab/></text:span><text:span text:style-name="T67">Summer Nuffield Foundation Research Placement Host for Piotr Stelmaszczyk<text:tab/>Aug 2023<text:line-break/><text:tab/> <text:s/>Institute for Computational Cosmology, Durham University</text:span></text:p>
      <text:p text:style-name="P55"><text:span text:style-name="T60"><text:tab/></text:span><text:span text:style-name="T68">MPhys thesis co-supervisor (with M. Swinbank) for Lauryn Tapper<text:tab/>Oct 2022 </text:span><text:span text:style-name="T69">– </text:span><text:span text:style-name="T62">Apr 2023</text:span><text:span text:style-name="T70"><text:line-break/></text:span><text:span text:style-name="T71"><text:tab/> <text:s/>Institute for Computational Cosmology, Durham University<text:line-break/><text:tab/> <text:s/></text:span><text:span text:style-name="T31">“A dynamic analysis of the gas within simulated galaxies”</text:span></text:p>
      <text:p text:style-name="P56"><text:span text:style-name="T104"><text:tab/></text:span><text:span text:style-name="T105">Summer undergraduate research project supervisor for Eleanor Downing<text:tab/>Jul </text:span><text:span text:style-name="T106">– </text:span><text:span text:style-name="T105">Sept 2022</text:span><text:span text:style-name="T71"><text:line-break/><text:tab/> <text:s/>Institute for Computational Cosmology, Durham University<text:line-break/><text:tab/> <text:s/></text:span><text:span text:style-name="T31">“</text:span><text:span text:style-name="T32">The diverse perturbations affecting dwarf galaxies used as dark <text:line-break/><text:tab/> <text:s/>matter tracers</text:span><text:span text:style-name="T31">”</text:span></text:p>
      <text:p text:style-name="P57"><text:span text:style-name="T60"><text:tab/></text:span><text:span text:style-name="T58">M</text:span><text:span text:style-name="T68">Phys</text:span><text:span text:style-name="T58"> thesis co-supervisor (with A. Fattahi) for Alex Cooke<text:tab/>Oct 2021 </text:span><text:span text:style-name="T69">– </text:span><text:span text:style-name="T68">Apr 2022</text:span><text:span text:style-name="T58"><text:line-break/><text:tab/> <text:s/>Institute for Computational Cosmology, Durham University<text:line-break/><text:tab/> <text:s/></text:span><text:span text:style-name="T30">“</text:span><text:span text:style-name="T33">The lives and deaths of faint satellite galaxies</text:span><text:span text:style-name="T30">”</text:span></text:p>
      <text:p text:style-name="P81"><text:span text:style-name="T117"><text:tab/></text:span><text:span text:style-name="T121">M</text:span><text:span text:style-name="T122">Phys</text:span><text:span text:style-name="T121"> thesis co-supervisor (with C. Frenk) for Richard Brooks<text:tab/>Oct 2021 </text:span><text:span text:style-name="T123">– </text:span><text:span text:style-name="T122">Apr 2022</text:span><text:span text:style-name="T121"><text:line-break/><text:tab/> <text:s/>Institute for Computational Cosmology, Durham University<text:line-break/><text:tab/> <text:s/></text:span><text:span text:style-name="T17">“</text:span><text:span text:style-name="T18">A path to revealing the nature of dark matter by neutral gas</text:span><text:span text:style-name="T17">”</text:span></text:p>
      <text:p text:style-name="P31"><text:span text:style-name="T60"><text:tab/></text:span><text:span text:style-name="T70">PhD thesis co-supervisor (</text:span><text:span text:style-name="T72">with </text:span><text:span text:style-name="T70">R. Massey, C. Frenk</text:span><text:span text:style-name="T72">)</text:span><text:span text:style-name="T70"> for Ellen Sirks<text:tab/>Jan 2020 </text:span><text:span text:style-name="T69">– </text:span><text:span text:style-name="T73">Oct 2022</text:span><text:span text:style-name="T70"><text:line-break/><text:tab/> <text:s/>Institute for Computational Cosmology, Durham University</text:span></text:p>
      <text:p text:style-name="P31"><text:span text:style-name="T70"><text:tab/></text:span><text:span text:style-name="T74">Summer Nuffield Foundation Research Placement Host for Jared Turnbull<text:tab/>Aug 2021<text:line-break/><text:tab/> <text:s/>Institute for Computational Cosmology, Durham University<text:line-break/><text:tab/> <text:s/></text:span><text:span text:style-name="T34">“Visualisations of Simulated Galaxies”</text:span></text:p>
      <text:p text:style-name="P82"><text:span text:style-name="T117"><text:tab/></text:span><text:span text:style-name="T124">M</text:span><text:span text:style-name="T122">Phys</text:span><text:span text:style-name="T125"> thesis co-supervisor (with C. Frenk) for Finn Roper<text:tab/>Jun 2020 </text:span><text:span text:style-name="T123">– </text:span><text:span text:style-name="T121">Apr 2021</text:span><text:span text:style-name="T125"><text:line-break/><text:tab/> <text:s/>Institute for Computational Cosmology, Durham University<text:line-break/></text:span><text:span text:style-name="T19"><text:tab/> <text:s/>“The effect of baryon feedback on simulated dark matter<text:line-break/><text:tab/> <text:s/>distributions”</text:span></text:p>
      <text:p text:style-name="P83"><text:span text:style-name="T117"><text:tab/></text:span><text:span text:style-name="T126">MSc thesis co-supervisor (with M. Verheijen) for Anatolii Zadvornyi<text:tab/>Sept 2019 </text:span><text:span text:style-name="T123">– </text:span><text:span text:style-name="T121">Jul 2021</text:span><text:span text:style-name="T126"><text:line-break/></text:span><text:span text:style-name="T157"><text:tab/> <text:s/>Kapteyn Institute, Rijksuniversiteit Groningen<text:line-break/><text:tab/> <text:s/></text:span><text:span text:style-name="T20">“Star formation suppression, gas consumption and stripping in<text:line-break/><text:tab/> <text:s/>cluster satellites”</text:span></text:p>
      <text:p text:style-name="P32"><text:span text:style-name="T60"><text:tab/></text:span><text:span text:style-name="T75">MSc thesis co-supervisor (with S. Trager) for Amit Upadhyay<text:tab/>Sept 2018 </text:span><text:span text:style-name="T69">– </text:span><text:span text:style-name="T75">Aug 2020<text:line-break/><text:tab/> <text:s/></text:span><text:span text:style-name="T76">Kapteyn Institute, Rijksuniversiteit Groningen<text:line-break/><text:tab/> <text:s/></text:span><text:span text:style-name="T35">“Star formation histories of Coma Cluster galaxies matched to <text:line-break/><text:tab/> <text:s/>simulated orbits hints at quenching around first pericentre”</text:span></text:p>
      <text:p text:style-name="P84"><text:soft-page-break/><text:span text:style-name="T126"><text:tab/>BSc thesis co-supervisor (with M. Verheijen) for Anatolii Zadvornyi<text:tab/>Jan 2019 </text:span><text:span text:style-name="T123">– </text:span><text:span text:style-name="T126">May 2019<text:line-break/><text:tab/> <text:s/></text:span><text:span text:style-name="T127">Kapteyn Astronomical Institute, Rijksuniversiteit Groningen<text:line-break/><text:tab/> <text:s/></text:span><text:span text:style-name="T21">“</text:span><text:span text:style-name="T35">Enviromental </text:span><text:span text:style-name="T36">s</text:span><text:span text:style-name="T35">tar </text:span><text:span text:style-name="T36">f</text:span><text:span text:style-name="T35">ormation </text:span><text:span text:style-name="T36">s</text:span><text:span text:style-name="T35">uppression in </text:span><text:span text:style-name="T36">g</text:span><text:span text:style-name="T35">alaxy </text:span><text:span text:style-name="T36">c</text:span><text:span text:style-name="T35">lusters</text:span><text:span text:style-name="T21">”</text:span></text:p>
      <text:p text:style-name="P85"><text:span text:style-name="T117"><text:tab/></text:span><text:span text:style-name="T126">BSc</text:span><text:span text:style-name="T123"> thesis co-supervisor </text:span><text:span text:style-name="T126">(with J. Navarro, A. Fattahi) </text:span><text:span text:style-name="T123">for James Lan</text:span><text:span text:style-name="T126">e</text:span><text:span text:style-name="T123"><text:tab/>Sept 2016 – </text:span><text:span text:style-name="T128">Apr</text:span><text:span text:style-name="T123"> 2017<text:line-break/></text:span><text:span text:style-name="T158"><text:tab/> <text:s/></text:span><text:span text:style-name="T159">Department of Physics &amp; Astronomy, University of Victoria</text:span><text:span text:style-name="T123"><text:line-break/><text:tab/> <text:s/></text:span><text:span text:style-name="T22">“The mysterious progenitor of the Ophiuchus stream”</text:span></text:p>
      <text:p text:style-name="P58"><text:span text:style-name="T30"><text:tab/></text:span><text:span text:style-name="T75">BSc</text:span><text:span text:style-name="T58"> thesis co-supervisor </text:span><text:span text:style-name="T70">(with J. Navarro) for </text:span><text:span text:style-name="T58">Patrick McManus<text:tab/>Sept 2016 – </text:span><text:span text:style-name="T77">Apr</text:span><text:span text:style-name="T58"> 2017<text:line-break/><text:tab/> <text:s/></text:span><text:span text:style-name="T76">Department of Physics &amp; Astronomy, University of Victoria</text:span><text:span text:style-name="T58"><text:line-break/><text:tab/> <text:s/></text:span><text:span text:style-name="T30">“</text:span><text:span text:style-name="T35">T</text:span><text:span text:style-name="T30">he effect of an impulsive gravitational perturbation on a dark <text:line-break/><text:tab/> <text:s/>matter halo”</text:span></text:p>
      <text:p text:style-name="P13"><text:span text:style-name="T306">Teaching Experience</text:span><text:tab/></text:p>
      <text:p text:style-name="P139"><text:span text:style-name="T37"><text:tab/></text:span><text:span text:style-name="T206">Course development<text:tab/>May – Aug 2015<text:line-break/><text:tab/><text:tab/></text:span><text:span text:style-name="T37">Produced new draft of laboratory manual for </text:span><text:span text:style-name="T38">University of Victoria </text:span><text:span text:style-name="T37">undergraduate<text:line-break/><text:tab/><text:tab/>introductory astronomy course, in use as of Fall 2016. Development of visualization <text:tab/><text:tab/><text:tab/><text:tab/>software for use in same </text:span><text:span text:style-name="T38">c</text:span><text:span text:style-name="T37">ourse.</text:span></text:p>
      <text:p text:style-name="P93"><text:span text:style-name="T22"><text:tab/></text:span><text:span text:style-name="T160">Substitute lecturer<text:line-break/><text:tab/><text:tab/></text:span><text:span text:style-name="T23">Lectures for courses “Introduction to astronomy; Cosmic history” (Feb-Mar 2023, <text:tab/><text:tab/><text:tab/><text:tab/>instructor C. Frenk), “Introduction to galaxies” (Mar 2017, instructor J. Navarro).</text:span></text:p>
      <text:p text:style-name="P69"><text:span text:style-name="T22"><text:tab/></text:span><text:span text:style-name="T161">G</text:span><text:span text:style-name="T162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70"><text:span text:style-name="T158"><text:tab/>Teaching Assistant</text:span><text:span text:style-name="T163">ships – 1</text:span><text:span text:style-name="T164">1</text:span><text:span text:style-name="T163"> appointments </text:span><text:span text:style-name="T164">totalling 45 months</text:span><text:span text:style-name="T163"><text:tab/>2010 – 20</text:span><text:span text:style-name="T164">22</text:span><text:span text:style-name="T163"><text:line-break/><text:tab/><text:tab/></text:span><text:span text:style-name="T26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27">demonstration and<text:tab/><text:tab/><text:tab/><text:tab/>grading for MSc scientific computing course.</text:span></text:p>
      <text:p text:style-name="P14"><text:span text:style-name="T155">Publications</text:span><text:span text:style-name="T150"><text:tab/></text:span></text:p>
      <text:p text:style-name="P140"><text:span text:style-name="T165">I </text:span><text:span text:style-name="T166">am an author of </text:span><text:span text:style-name="T167">6</text:span><text:span text:style-name="T168">9</text:span><text:span text:style-name="T166"> refereed articles (</text:span><text:span text:style-name="T168">4264</text:span><text:span text:style-name="T167"> </text:span><text:span text:style-name="T166">citations </text:span><text:span text:style-name="T169">excl. astropy paper</text:span><text:span text:style-name="T166">, H=</text:span><text:span text:style-name="T170">3</text:span><text:span text:style-name="T171">5</text:span><text:span text:style-name="T166">), of which </text:span><text:span text:style-name="T167">1</text:span><text:span text:style-name="T171">1</text:span><text:span text:style-name="T166"> as the first author (</text:span><text:span text:style-name="T172">9</text:span><text:span text:style-name="T171">72</text:span><text:span text:style-name="T173"> </text:span><text:span text:style-name="T166">citations), and a further </text:span><text:span text:style-name="T174">2</text:span><text:span text:style-name="T175">3</text:span><text:span text:style-name="T166"> in which I had a major role. </text:span><text:span text:style-name="T176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76">. </text:span><text:span text:style-name="T177">I have highlighted some of my best work with a ★. </text:span><text:span text:style-name="T178">P</text:span><text:span text:style-name="T179">apers </text:span><text:span text:style-name="T178">led by students under my supervision</text:span><text:span text:style-name="T179"> are marked with a</text:span><text:span text:style-name="T204"> </text:span><text:span text:style-name="T308">†</text:span><text:span text:style-name="T389">.</text:span></text:p>
      <text:p text:style-name="P94">Pre-prints</text:p>
      <text:list xml:id="list896202426" text:style-name="L1">
        <text:list-item>
          <text:p text:style-name="P158"><text:span text:style-name="T308">P</text:span><text:span text:style-name="T309">onomareva, Mancera-</text:span><text:span text:style-name="T308">Pi</text:span><text:span text:style-name="T246">ñ</text:span><text:span text:style-name="T247">a, </text:span><text:span text:style-name="T248">Glowacki, Desmond, Jarvis, Varasteanu, Yasin, Heywood, Maddox, Adams, Baes, Gebek, Kurapati, Maksymowicz-Maciata, </text:span><text:span text:style-name="T264">Oman</text:span><text:span text:style-name="T248">, Pan, Prandoni, Rajohnson, Ruffa and Spekkens (2025). </text:span><text:span text:style-name="T230">MIGHTEE-HI: Rotation curves, mass models and dark matter properties.</text:span><text:span text:style-name="T248"> MNRAS, submitted.</text:span></text:p>
        </text:list-item>
        <text:list-item>
          <text:p text:style-name="P162"><text:soft-page-break/><text:span text:style-name="T308">† </text:span><text:span text:style-name="T307">Makinson, </text:span><text:span text:style-name="T340">Oman</text:span><text:span text:style-name="T307"> and Swinbank (2025). </text:span><text:span text:style-name="T372">Multi-resolution kinematic modelling of nearby galaxies: a demonstration using MHONGOOSE observations.</text:span><text:span text:style-name="T307"> MNRAS, submitted. [arxiv:2508.08841]</text:span></text:p>
        </text:list-item>
      </text:list>
      <text:p text:style-name="P144">Refereed publications in primary journals</text:p>
      <text:list xml:id="list105059467341897" text:continue-numbering="true" text:style-name="L1">
        <text:list-item>
          <text:p text:style-name="P161"><text:span text:style-name="T308">Riley, Shipp, Simpson, Bieri, Fattahi, Brown, </text:span><text:span text:style-name="T341">Oman</text:span><text:span text:style-name="T308">, Fragkoudi, Gómez, Grand and Marinacci (202</text:span><text:span text:style-name="T310">5</text:span><text:span text:style-name="T308">). </text:span><text:span text:style-name="T373">Auriga Streams I: distrupting satellites surrounding Milky Way-mass haloes at multiple resolutions.</text:span><text:span text:style-name="T308"> MNRAS </text:span><text:span text:style-name="T311">542: 2443</text:span><text:span text:style-name="T308">. [arxiv:2410.09144]</text:span></text:p>
        </text:list-item>
        <text:list-item>
          <text:p text:style-name="P163"><text:span text:style-name="T308">Namumba, Ianjamasimanana, Koribalski, Bosma, Athanassoula, Carignan, Jozsa, Kamphuis, Deane, Sikhosana, Verdes-Montenegro, Sorgho, Ndaliso, Amram, Brinks, Chemin, Combes, de Blok, Deg, English, Healy, Kurapati, Marasco, McGaugh, </text:span><text:span text:style-name="T341">Oman</text:span><text:span text:style-name="T308">, Spekkens, Veronese and Wong (2025). </text:span><text:span text:style-name="T373">Investigating the HI distribution and kinematics of ESO444-G084 and [KKS2000]23: New insights from the MHONGOOSE survey.</text:span><text:span text:style-name="T308"> A&amp;A, </text:span><text:span text:style-name="T312">accepted</text:span><text:span text:style-name="T308">.</text:span><text:span text:style-name="T313"> [arxiv:2506.04101]</text:span></text:p>
        </text:list-item>
        <text:list-item>
          <text:p text:style-name="P164"><text:span text:style-name="T308">Hank, Verheijen, Blyth, Dav</text:span><text:span text:style-name="T314">é, </text:span><text:span text:style-name="T341">Oman</text:span><text:span text:style-name="T308">, Deg and Glowacki (2025). </text:span><text:span text:style-name="T373">HI asymmetries in spatially resolved SIMBA galaxies.</text:span><text:span text:style-name="T308"> MNRAS </text:span><text:span text:style-name="T315">540: 3047</text:span><text:span text:style-name="T308">. </text:span><text:span text:style-name="T316">[arxiv:2506.15827]</text:span></text:p>
        </text:list-item>
        <text:list-item>
          <text:p text:style-name="P159"><text:span text:style-name="T308">† </text:span><text:span text:style-name="T317">Visser-Zadvornyi, Carstairs, </text:span><text:span text:style-name="T342">Oman</text:span><text:span text:style-name="T317"> and Verheijen (2025).</text:span><text:span text:style-name="T374"> Star formation and stellar &amp; AGN feedback in the absence of accretion, not gas stripping, set the quenching timescale in satellite galaxies. </text:span><text:span text:style-name="T317">MNRAS</text:span><text:span text:style-name="T318"> </text:span><text:span text:style-name="T319">540: 1730</text:span><text:span text:style-name="T317">. [arxiv:</text:span><text:span text:style-name="T308">2503.15183</text:span><text:span text:style-name="T317">]</text:span></text:p>
        </text:list-item>
        <text:list-item>
          <text:p text:style-name="P165"><text:span text:style-name="T308">O’</text:span><text:span text:style-name="T314">Beirne, Staveley-Smith, Kilborn, Wong, Westmeier, Cluver, Bekki, Deg, Dénes, For, Lee-Waddell, Murugeshan, </text:span><text:span text:style-name="T343">Oman</text:span><text:span text:style-name="T320">,</text:span><text:span text:style-name="T314"> Rhee, Shen </text:span><text:span text:style-name="T320">and</text:span><text:span text:style-name="T314"> </text:span><text:span text:style-name="T320">Taylor (202</text:span><text:span text:style-name="T310">5</text:span><text:span text:style-name="T320">)</text:span><text:span text:style-name="T314">. </text:span><text:span text:style-name="T375">WALLABY pilot survey: properties of HI-selected dark sources and low surface brightness galaxies”</text:span><text:span text:style-name="T320">. PASA </text:span><text:span text:style-name="T321">42: 870</text:span><text:span text:style-name="T320">. </text:span><text:span text:style-name="T322">[arxiv:2505.04299]</text:span></text:p>
        </text:list-item>
        <text:list-item>
          <text:p text:style-name="P166"><text:span text:style-name="T308">Marasco, de Blok, Maccagni, Fraternali, </text:span><text:span text:style-name="T341">Oman</text:span><text:span text:style-name="T308">, Oosterloo, Combes, McGaugh, Kamphuis, Spekkens, Kleiner, Veronese, Amram, Chemin and Brinks (202</text:span><text:span text:style-name="T310">5</text:span><text:span text:style-name="T308">). </text:span><text:span text:style-name="T373">HI within and around observed and simulated galaxy discs – Comparing MeerKAT observations with mock data from TNG50 and FIRE-2</text:span><text:span text:style-name="T308">. A&amp;A</text:span><text:span text:style-name="T323"> </text:span><text:span text:style-name="T324">697: 86</text:span><text:span text:style-name="T308">. </text:span><text:span text:style-name="T323">[arxiv:2503.03818]</text:span></text:p>
        </text:list-item>
        <text:list-item>
          <text:p text:style-name="P169"><text:span text:style-name="T350">Perron-Cormier, Deg, Spekkens, Richardson, Glowacki, Verheijen, Hank, Blyth, </text:span><text:span text:style-name="T344">Oman</text:span><text:span text:style-name="T351">,</text:span><text:span text:style-name="T350"> Dénes, Rhee, Elagali, Shen, Raja, Lee-Waddell and Westmeier (2025). </text:span><text:span text:style-name="T379">WALLABY pilot survey &amp; Asymba: Comparing HI detection asymmetries to the SIMBA simulation.</text:span><text:span text:style-name="T350"> AJ </text:span><text:span text:style-name="T352">169: 114</text:span><text:span text:style-name="T350">. </text:span><text:span text:style-name="T353">[arxiv:2501.09547]</text:span></text:p>
        </text:list-item>
        <text:list-item>
          <text:p text:style-name="P170"><text:span text:style-name="T350">A</text:span><text:span text:style-name="T354">mvrosiadis, Lange, Nightingale, He, Frenk, </text:span><text:span text:style-name="T345">Oman</text:span><text:span text:style-name="T354">, Smail, Swinbank, Fragkoudi, Gadotti, Cole, Borsato, Robertson, Massey, Cao and Li (202</text:span><text:span text:style-name="T355">4</text:span><text:span text:style-name="T354">). </text:span><text:span text:style-name="T380">The onset of bar formation in a massive galaxy at z~3.8.</text:span><text:span text:style-name="T354"> MNRAS </text:span><text:span text:style-name="T356">537: 1163</text:span><text:span text:style-name="T354">. </text:span><text:span text:style-name="T357">[arxiv:2404.01918]</text:span></text:p>
        </text:list-item>
        <text:list-item>
          <text:p text:style-name="P170"><text:span text:style-name="T350">Maccagni, de Blok, Mancera Pi</text:span><text:span text:style-name="T271">ñ</text:span><text:span text:style-name="T272">a, Ragusa, Iodice, Spavone, McGaugh, </text:span><text:span text:style-name="T265">Oman</text:span><text:span text:style-name="T272">, Oosterloo, Koribalski, Adams, Amram, Bosma, Bigiel, Brinks, Chemin, Combes, Gibson, Healy, Holwerda, J</text:span><text:span text:style-name="T350">ó</text:span><text:span text:style-name="T272">zsa, Kamphuis, Kleiner, Kurapati, Marasco, Spekkens, Veronese, Walter, Zabel and Zijlstra (2024). </text:span><text:span text:style-name="T240">MHONGOOSE discovery of a gas-rich low-surface brightness galaxy in the Dorado Group</text:span><text:span text:style-name="T272">. A&amp;A </text:span><text:span text:style-name="T273">690: 69</text:span><text:span text:style-name="T272">. </text:span><text:span text:style-name="T274">[arxiv:2405.17000]</text:span></text:p>
        </text:list-item>
        <text:list-item>
          <text:p text:style-name="P173"><text:soft-page-break/><text:span text:style-name="T308">De Blok, Healy, Maccagni, Pisano, Bosma, English, Jarrett, Marasco, Meurer, Veronese, Bigiel, Chemin, Fraternali, Holwerfa, Kamphuis, K</text:span><text:span text:style-name="T247">löckner, Kleiner, Leroy, Mogotsi, </text:span><text:span text:style-name="T265">Oman</text:span><text:span text:style-name="T24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231">MHONGOOSE – A MeerKAT Nearby Galaxy H</text:span><text:span text:style-name="T392">i</text:span><text:span text:style-name="T231"> Survey.</text:span><text:span text:style-name="T247"> A&amp;A </text:span><text:span text:style-name="T249">688: A109</text:span><text:span text:style-name="T247">. </text:span><text:span text:style-name="T250">[arxiv:2404.01774]</text:span></text:p>
        </text:list-item>
        <text:list-item>
          <text:p text:style-name="P174"><text:span text:style-name="T341">Oman</text:span><text:span text:style-name="T350">, Frenk, Crain, Lovell and Pfeffer (2024). </text:span><text:span text:style-name="T379">A warm dark matter cosmogony may yield more low-mass galaxy detections in 21-cm surveys than a cold dark matter one.</text:span><text:span text:style-name="T350"> MNRAS </text:span><text:span text:style-name="T358">533: 67</text:span><text:span text:style-name="T359">.</text:span><text:span text:style-name="T350"> </text:span><text:span text:style-name="T360">[arxiv:2401.11878]</text:span></text:p>
        </text:list-item>
        <text:list-item>
          <text:p text:style-name="P171"><text:span text:style-name="T350">Brown, Fattahi, McCarthy, Font, </text:span><text:span text:style-name="T341">Oman</text:span><text:span text:style-name="T350"> and Riley (2024). </text:span><text:span text:style-name="T379">ARTEMIS emulator: exploring the effect of cosmology and galaxy formation physics on Milky Way-mass haloes and their satellites</text:span><text:span text:style-name="T350">. MNRAS </text:span><text:span text:style-name="T359">532: 1223</text:span><text:span text:style-name="T350">. </text:span><text:span text:style-name="T361">[arxiv:2403.11692]</text:span></text:p>
        </text:list-item>
        <text:list-item>
          <text:p text:style-name="P172"><text:span text:style-name="T341">Oman</text:span><text:span text:style-name="T350"> and Riley (2024). </text:span><text:span text:style-name="T379">An overlooked source of uncertainty in the mass of the Milky Way.</text:span><text:span text:style-name="T350"> MNRAS Letters </text:span><text:span text:style-name="T362">532: 48</text:span><text:span text:style-name="T350">. </text:span><text:span text:style-name="T363">[arxiv:2404.03726]</text:span></text:p>
        </text:list-item>
        <text:list-item>
          <text:p text:style-name="P175"><text:span text:style-name="T350">Jones, Sand, Karunakaran, Spekkens, </text:span><text:span text:style-name="T341">Oman</text:span><text:span text:style-name="T350">, Bennet, Besla, Crnojević, Cuillandre, Fielder, Gwyn and Mutlu-Pakdil (2023). </text:span><text:span text:style-name="T379">Gas and star formation in satellites of Milky Way analogs.</text:span><text:span text:style-name="T350"> ApJ </text:span><text:span text:style-name="T364">966: 93</text:span><text:span text:style-name="T350">. </text:span><text:span text:style-name="T365">[arxiv:2311.02152]</text:span></text:p>
        </text:list-item>
        <text:list-item>
          <text:p text:style-name="P167"><text:span text:style-name="T308">† Sirks, Harvey, Massey, </text:span><text:span text:style-name="T341">Oman</text:span><text:span text:style-name="T308">, Robertson, Frenk, Everett, Gill and McCleary (2023). </text:span><text:span text:style-name="T373">Hydrodynamical simulations of merging galaxy clusters: giant dark matter particle colliders, powered by gravity</text:span><text:span text:style-name="T308">. MNRAS </text:span><text:span text:style-name="T325">530: 3160</text:span><text:span text:style-name="T326">. </text:span><text:span text:style-name="T325">[arxiv:2405.00140]</text:span></text:p>
        </text:list-item>
        <text:list-item>
          <text:p text:style-name="P176"><text:span text:style-name="T308">P</text:span><text:span text:style-name="T307">uglisi, Dudzevičiūtė, Swinbank, Gillman, Tiley, Cirasuolo, Cortese, Glazebrook, Harrison, Ibar, Molina, Obreschkow, </text:span><text:span text:style-name="T340">Oman</text:span><text:span text:style-name="T307">, Schaller, Shankar and Sharples (2023). </text:span><text:span text:style-name="T372">KURVS: The outer rotation curve shapes and dark matter fractions of z~1.5 star-forming galaxies.</text:span><text:span text:style-name="T307"> MNRAS </text:span><text:span text:style-name="T327">524: 2814</text:span><text:span text:style-name="T307">. </text:span><text:span text:style-name="T328">[arxiv:2305.04382]</text:span></text:p>
        </text:list-item>
        <text:list-item>
          <text:p text:style-name="P177"><text:span text:style-name="T308">† </text:span><text:span text:style-name="T329">Brooks, </text:span><text:span text:style-name="T346">Oman</text:span><text:span text:style-name="T329"> and Frenk (202</text:span><text:span text:style-name="T330">3</text:span><text:span text:style-name="T329">). </text:span><text:span text:style-name="T376">The North-South asymmetry of the ALFALFA HI velocity width function</text:span><text:span text:style-name="T329">. MNRAS </text:span><text:span text:style-name="T328">522: 4043</text:span><text:span text:style-name="T329">. [arxiv:2211.08092]</text:span></text:p>
        </text:list-item>
        <text:list-item>
          <text:p text:style-name="P177"><text:span text:style-name="T308">† </text:span><text:span text:style-name="T328">Downing and </text:span><text:span text:style-name="T347">Oman</text:span><text:span text:style-name="T328"> (2023). </text:span><text:span text:style-name="T377">The many reasons that the rotation curves of low-mass galaxies can fail as tracers of their matter distributions.</text:span><text:span text:style-name="T328"> MNRAS 522: 3318. [arxiv:2301.05242]</text:span></text:p>
        </text:list-item>
        <text:list-item>
          <text:p text:style-name="P178"><text:span text:style-name="T308">R</text:span><text:span text:style-name="T329">eeves, Hudson and </text:span><text:span text:style-name="T346">Oman</text:span><text:span text:style-name="T329"> (202</text:span><text:span text:style-name="T330">3</text:span><text:span text:style-name="T329">). </text:span><text:span text:style-name="T376">Constraining satellite quenching timescales in galaxy clusters by forward-modelling stellar ages and quiescent fractions in projected phase space.</text:span><text:span text:style-name="T329"> MNRAS </text:span><text:span text:style-name="T328">522: 1779</text:span><text:span text:style-name="T329">. [arxiv:2211.09145]</text:span></text:p>
        </text:list-item>
        <text:list-item>
          <text:p text:style-name="P179"><text:span text:style-name="T308">† </text:span><text:span text:style-name="T247">Roper, </text:span><text:span text:style-name="T265">Oman</text:span><text:span text:style-name="T247">, Frenk, Ben</text:span><text:span text:style-name="T308">ítez-Llambay, Navarro and Santos-Santos (202</text:span><text:span text:style-name="T330">3</text:span><text:span text:style-name="T308">). </text:span><text:span text:style-name="T373">The diversity of rotation curves of simulated galaxies with cusps and cores</text:span><text:span text:style-name="T308">. MNRAS</text:span><text:span text:style-name="T331"> </text:span><text:span text:style-name="T328">521: 1316</text:span><text:span text:style-name="T308">. [arxiv:2203.16652]</text:span></text:p>
        </text:list-item>
        <text:list-item>
          <text:p text:style-name="P180"><text:soft-page-break/><text:span text:style-name="T332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348">Oman</text:span><text:span text:style-name="T332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333">(2022)</text:span><text:span text:style-name="T332">. </text:span><text:span text:style-name="T378">The Astropy project: Sustaining and growing a community-oriented open-source project and the latest major release (v5.0) of the core package.</text:span><text:span text:style-name="T332"> ApJ </text:span><text:span text:style-name="T329">935: 167</text:span><text:span text:style-name="T332">. </text:span><text:span text:style-name="T334">[arxiv:</text:span><text:span text:style-name="T335">2206.14220</text:span><text:span text:style-name="T334">]</text:span></text:p>
        </text:list-item>
        <text:list-item>
          <text:p text:style-name="P181"><text:span text:style-name="T251">Bilimogga, </text:span><text:span text:style-name="T266">Oman</text:span><text:span text:style-name="T251">, Verheijen and van der Hulst (2021). </text:span><text:span text:style-name="T232">Using EAGLE simulations to study the effect of observational constraints on determination of HI asymmetries in galaxies</text:span><text:span text:style-name="T251">. MNRAS </text:span><text:span text:style-name="T252">513: 5310</text:span><text:span text:style-name="T251">. [arxiv:2205.00675]</text:span></text:p>
        </text:list-item>
        <text:list-item>
          <text:p text:style-name="P168"><text:span text:style-name="T253">Mancera</text:span><text:span text:style-name="T254">-Piña</text:span><text:span text:style-name="T255">, </text:span><text:span text:style-name="T253">Fraternali, Oosterloo, Adams, </text:span><text:span text:style-name="T267">Oman</text:span><text:span text:style-name="T253"> and Leisman (202</text:span><text:span text:style-name="T256">2</text:span><text:span text:style-name="T253">). </text:span><text:span text:style-name="T234">No need for dark matter: resolved kinematics of the ultra-diffuse galaxy AGC 114905.</text:span><text:span text:style-name="T253"> MNRAS</text:span><text:span text:style-name="T257"> 512: 3230</text:span><text:span text:style-name="T253">. [arxiv:</text:span><text:span text:style-name="T256">2112.00017</text:span><text:span text:style-name="T253">]</text:span></text:p>
        </text:list-item>
        <text:list-item>
          <text:p text:style-name="P168"><text:span text:style-name="T332">† </text:span><text:span text:style-name="T253">Sirks, </text:span><text:span text:style-name="T267">Oman</text:span><text:span text:style-name="T253">, Robertson, Massey and Frenk (2021). </text:span><text:span text:style-name="T234">The effects of self-interacting dark matter on the stripping of galaxies that fall into clusters</text:span><text:span text:style-name="T253">. MNRAS </text:span><text:span text:style-name="T257">511: 5927</text:span><text:span text:style-name="T253">. [arxiv:2109.03257]</text:span></text:p>
        </text:list-item>
        <text:list-item>
          <text:p text:style-name="P182"><text:span text:style-name="T277">Oman</text:span><text:span text:style-name="T282"> (202</text:span><text:span text:style-name="T283">2</text:span><text:span text:style-name="T282">). </text:span><text:span text:style-name="T242">The ALFALFA </text:span><text:span text:style-name="T243">HI</text:span><text:span text:style-name="T242"> velocity width function.</text:span><text:span text:style-name="T282"> MNRAS </text:span><text:span text:style-name="T284">509:</text:span><text:span text:style-name="T282"> </text:span><text:span text:style-name="T284">3268</text:span><text:span text:style-name="T282">. [arxiv:2108.08856]</text:span></text:p>
        </text:list-item>
        <text:list-item>
          <text:p text:style-name="P182"><text:span text:style-name="T285">K</text:span><text:span text:style-name="T281">arunakaran, Spekkens, </text:span><text:span text:style-name="T276">Oman</text:span><text:span text:style-name="T281">, Simpson, Fattahi, Sand, Bennet, Crnojevi</text:span><text:span text:style-name="T381">ć</text:span><text:span text:style-name="T281">, Frenk, G</text:span><text:span text:style-name="T381">ó</text:span><text:span text:style-name="T281">mez, Grand, Jones, Marinacci, Mutlu-Pakdil, Navarro </text:span><text:span text:style-name="T286">and</text:span><text:span text:style-name="T281"> Zaritsky (2021). </text:span><text:span text:style-name="T241">Satellites around Milky Way analogs: Tension in the number and fraction of quiescent satellites seen in observations versus simulations.</text:span><text:span text:style-name="T281"> ApJ </text:span><text:span text:style-name="T287">916: 19</text:span><text:span text:style-name="T281">. [arxiv:2105.09321]</text:span></text:p>
        </text:list-item>
        <text:list-item>
          <text:p text:style-name="P183"><text:span text:style-name="T390">† </text:span><text:span text:style-name="T281">Upadhyay, </text:span><text:span text:style-name="T276">Oman</text:span><text:span text:style-name="T281"> </text:span><text:span text:style-name="T286">and</text:span><text:span text:style-name="T278"> </text:span><text:span text:style-name="T281">Trager (2021). </text:span><text:span text:style-name="T241">Star formation histories of Coma Cluster galaxies matched to simulated orbits hint at quenching around first pericenter.</text:span><text:span text:style-name="T281"> A&amp;A </text:span><text:span text:style-name="T287">652: A16</text:span><text:span text:style-name="T281">. [arxiv:2104.04388]</text:span></text:p>
        </text:list-item>
        <text:list-item>
          <text:p text:style-name="P183"><text:span text:style-name="T285">Brouwer, </text:span><text:span text:style-name="T279">Oman</text:span><text:span text:style-name="T285">, </text:span><text:span text:style-name="T288">Valentijn, Bilicki, Heymans, Hoekstra, Napolitano, Roy, Tortora, Wright, Asgari, van den Busch, Dvornik, Erben, Giblin, Graham, Hildebrandt, Hopkins, Kannawadi, Kuijken, Liske, Shan, Tr</text:span><text:span text:style-name="T382">ö</text:span><text:span text:style-name="T288">ster and Visser (202</text:span><text:span text:style-name="T289">1</text:span><text:span text:style-name="T288">). </text:span><text:span text:style-name="T244">The weak lensing radial acceleration relation: Constraining modified gravity and cold dark matter theories with KiDS-1000.</text:span><text:span text:style-name="T288"> A&amp;A </text:span><text:span text:style-name="T289">650: A113</text:span><text:span text:style-name="T288">. </text:span><text:span text:style-name="T289">[arxiv:2106.11677]</text:span></text:p>
        </text:list-item>
        <text:list-item>
          <text:p text:style-name="P184"><text:soft-page-break/><text:span text:style-name="T292">B</text:span><text:span text:style-name="T291">oard, Bozorgnia, Strigari, Grand, Fattahi, Frenk, Marinacci, Navarro and </text:span><text:span text:style-name="T299">Oman</text:span><text:span text:style-name="T291"> (2021). </text:span><text:span text:style-name="T233">Velocity-dependent J-factors for annihilation radiation from cosmological simulations.</text:span><text:span text:style-name="T291"> JCAP 2021-04: 70. </text:span><text:span text:style-name="T293">[arxiv:</text:span><text:span text:style-name="T291">2101.06284</text:span><text:span text:style-name="T293">]</text:span></text:p>
        </text:list-item>
        <text:list-item>
          <text:p text:style-name="P184"><text:span text:style-name="T300">★ Oman</text:span><text:span text:style-name="T294">, Bahé, Healy, Hess, Hudson and Verheijen (2021). </text:span><text:span text:style-name="T235">A homogeneous measurement of the delay between the onsets of gas stripping and star formation quenching in satellite galaxies of groups and clusters.</text:span><text:span text:style-name="T294"> MNRAS </text:span><text:span text:style-name="T295">501: 5073</text:span><text:span text:style-name="T294">. [arxiv:2009.00667]</text:span></text:p>
        </text:list-item>
        <text:list-item>
          <text:p text:style-name="P184"><text:span text:style-name="T294">Deason, </text:span><text:span text:style-name="T300">Oman</text:span><text:span text:style-name="T294">, Fattahi, Schaller, Jauzac, Zhang, Montes, Bahé, Dalla Vecchia, Kay and Evans (2020). </text:span><text:span text:style-name="T235">Stellar splashback: </text:span><text:span text:style-name="T236">t</text:span><text:span text:style-name="T235">he edge of the intracluster light.</text:span><text:span text:style-name="T294"> MNRAS 500: 4181. [arxiv:2010.02937]</text:span></text:p>
        </text:list-item>
        <text:list-item>
          <text:p text:style-name="P184"><text:span text:style-name="T296">Genina, Read, Frenk, Cole, Benítez-Llambay, Ludlow, Navarro, </text:span><text:span text:style-name="T301">Oman</text:span><text:span text:style-name="T296"> and Robertson (2020). </text:span><text:span text:style-name="T237">To beta or not to beta: can higher-order Jeans analysis break the mass-anisotropy degeneracy in simulated dwarfs?</text:span><text:span text:style-name="T296"> MNRAS </text:span><text:span text:style-name="T294">498: 144</text:span><text:span text:style-name="T296">. [arxiv:1911.09124]</text:span></text:p>
        </text:list-item>
        <text:list-item>
          <text:p text:style-name="P184"><text:span text:style-name="T296">Deason, Fattahi, Frenk, Grand, </text:span><text:span text:style-name="T301">Oman</text:span><text:span text:style-name="T296">, Garrison-Kimmel, Simpson and Navarro (2020). </text:span><text:span text:style-name="T237">The edge of the Galaxy.</text:span><text:span text:style-name="T296"> MNRAS 496: 3929. [arxiv:2002.09497]</text:span></text:p>
        </text:list-item>
        <text:list-item>
          <text:p text:style-name="P184"><text:span text:style-name="T296">Mancera-Piña, Fraternali, </text:span><text:span text:style-name="T301">Oman</text:span><text:span text:style-name="T296">, Adams, Bacchini, Marasco, Oosterloo, Pezzulli, Posti, Leisman, Cannon, di Teodoro, Gault, Haynes, Reiter, Rhode, Salzer and Smith (2020). </text:span><text:span text:style-name="T237">Robust HI kinematics of gas-rich ultra-diffuse galaxies: hints of a weak-feedback formation scenario.</text:span><text:span text:style-name="T296"> MNRAS 495: 3636. [arxiv:2004.14392]</text:span></text:p>
        </text:list-item>
        <text:list-item>
          <text:p text:style-name="P184"><text:span text:style-name="T296">Marasco, Posti, </text:span><text:span text:style-name="T301">Oman</text:span><text:span text:style-name="T296">, Famaey, Cresci and Fraternali (2020). </text:span><text:span text:style-name="T237">Massive disc galaxies in cosmological hydrodynamical simulations are too dark matter-dominated.</text:span><text:span text:style-name="T296"> A&amp;A, 883: L33. [arxiv:2005.01724]</text:span></text:p>
        </text:list-item>
        <text:list-item>
          <text:p text:style-name="P185"><text:span text:style-name="T296">★ Santos-Santos, Navarro, Robertson, Benítez-Llambay, </text:span><text:span text:style-name="T301">Oman</text:span><text:span text:style-name="T296">, Lovell, Frenk, Ludlow, Fattahi and Ritz (2020). </text:span><text:span text:style-name="T237">Baryonic clues to the puzzling diversity of dwarf galaxy rotation curves.</text:span><text:span text:style-name="T296"> MNRAS 495: 58. [arxiv:1911.09116]</text:span></text:p>
        </text:list-item>
        <text:list-item>
          <text:p text:style-name="P185"><text:span text:style-name="T296">Cautun, Benítez-Llambay, Deason, Frenk, Fattahi, Gómez, Grand, </text:span><text:span text:style-name="T301">Oman</text:span><text:span text:style-name="T296">, Navarro and Simpson (2020). </text:span><text:span text:style-name="T237">The Milky Way total mass profile as inferred fr</text:span><text:span text:style-name="T238">o</text:span><text:span text:style-name="T237">m Gaia DR2.</text:span><text:span text:style-name="T296"> MNRAS 494: 4291. [arxiv:1911.04557]</text:span></text:p>
        </text:list-item>
        <text:list-item>
          <text:p text:style-name="P184"><text:span text:style-name="T296">Richings, Frenk, Jenkins, Robertson, Fattahi, Grand, Navarro, Pakmor, Gómez, Marinacci and </text:span><text:span text:style-name="T301">Oman</text:span><text:span text:style-name="T296"> (2020). </text:span><text:span text:style-name="T237">Subhalo destruction in the APOSTLE and Auriga simulations.</text:span><text:span text:style-name="T296"> MNRAS 492: 5780. [arxiv:1811.12437]</text:span></text:p>
        </text:list-item>
        <text:list-item>
          <text:p text:style-name="P184"><text:span text:style-name="T391">† </text:span><text:span text:style-name="T296">Lane, Navarro, Fattahi, </text:span><text:span text:style-name="T301">Oman</text:span><text:span text:style-name="T296"> and Bovy (2020). </text:span><text:span text:style-name="T237">The Ophiuchus stream progenitor: a new type of globular cluster and its possible Sagittarius connection.</text:span><text:span text:style-name="T296"> MNRAS 492: 4164. [arxiv:1905.12633</text:span><text:span text:style-name="T297">]</text:span></text:p>
        </text:list-item>
        <text:list-item>
          <text:p text:style-name="P184"><text:span text:style-name="T296">Chauhan, Lagos, Obreschkow, Power, </text:span><text:span text:style-name="T301">Oman</text:span><text:span text:style-name="T296"> and Elahi (2019). </text:span><text:span text:style-name="T237">The HI velocity function: a test of cosmology or baryon physics?</text:span><text:span text:style-name="T296"> MNRAS 488: 5898. [arxiv:1906.06130</text:span><text:span text:style-name="T297">]</text:span></text:p>
        </text:list-item>
        <text:list-item>
          <text:p text:style-name="P184"><text:span text:style-name="T296">Genina, Frenk, Benítez-Llambay, Cole, Navarro, </text:span><text:span text:style-name="T301">Oman</text:span><text:span text:style-name="T296"> and Fattahi (2019). </text:span><text:span text:style-name="T237">The distinct stellar metallicity populations of simulated Local Group dwarfs.</text:span><text:span text:style-name="T296"> MNRAS 488: 2312. [arxiv:1812.04839]</text:span></text:p>
        </text:list-item>
        <text:list-item>
          <text:p text:style-name="P184"><text:soft-page-break/><text:span text:style-name="T296">Bose, Frenk, Jenkins, Fattahi, Gomez, Grand, Marinacci, Navarro, </text:span><text:span text:style-name="T301">Oman</text:span><text:span text:style-name="T296">, Pakmor, Schaye, Simpson and Springel (2019). </text:span><text:span text:style-name="T237">No cores in dark matter-dominated dwarf galaxies with bursty star formation histories.</text:span><text:span text:style-name="T296"> MNRAS, 486: 4790. [arxiv:1810.03635]</text:span></text:p>
        </text:list-item>
        <text:list-item>
          <text:p text:style-name="P184"><text:span text:style-name="T296">Owers, Hudson, </text:span><text:span text:style-name="T301">Oman</text:span><text:span text:style-name="T296">, Bland-Hawthron, Brough, Bryant, Cortese, Couch, Croom, van de Sande, Federrath, Groves, Hopkins, Lawrence, Lorente, McDermid, Medling, Richards, Scott, Taranu, Welker and Yi (2019). </text:span><text:span text:style-name="T237">The SAMI Galaxy Survey: Quenching of star formation in clusters I. Transition galaxies.</text:span><text:span text:style-name="T296"> ApJ 873: 52. [arxiv:1901.08185]</text:span></text:p>
        </text:list-item>
        <text:list-item>
          <text:p text:style-name="P184"><text:span text:style-name="T301">★ Oman</text:span><text:span text:style-name="T296">, Marasco, Navarro, Frenk, Schaye and Benítez-Llambay (2019). </text:span><text:span text:style-name="T237">Non-circular motions and the diversity of dwarf galaxy rotation curves.</text:span><text:span text:style-name="T296"> MNRAS 482: 821. [arxiv:1706.07478]</text:span></text:p>
        </text:list-item>
        <text:list-item>
          <text:p text:style-name="P184"><text:span text:style-name="T296">Digby, Navarro, Fattahi, Simpson, </text:span><text:span text:style-name="T301">Oman</text:span><text:span text:style-name="T296">, Gomez, Frenk, Grand and Pakmor (2018). </text:span><text:span text:style-name="T237">The star formation histories of dwarf galaxies in Local Group cosmological simulations.</text:span><text:span text:style-name="T296"> MNRAS 485: 5423. [arxiv:1812.04839]</text:span></text:p>
        </text:list-item>
        <text:list-item>
          <text:p text:style-name="P184"><text:span text:style-name="T296">Mancera-Piña, Fraternali, Adams, Marasco, Oosterloo, </text:span><text:span text:style-name="T301">Oman</text:span><text:span text:style-name="T296">, Leisman, di Teodoro, Posti, Battipaglia, Cannon, Gault, Haynes, Janowiecki, McAllan, Pagel, Reiter, Rhode, Salzer and Smith (2019). </text:span><text:span text:style-name="T237">Off the baryonic Tully-Fisher relation: a population of baryon-dominated ultra-diffuse galaxies.</text:span><text:span text:style-name="T296"> ApJL 883: 33. [arxiv:1909.01363]</text:span></text:p>
        </text:list-item>
        <text:list-item>
          <text:p text:style-name="P184"><text:span text:style-name="T296">Fattahi, Navarro, Frenk, </text:span><text:span text:style-name="T301">Oman</text:span><text:span text:style-name="T296">, Sawala and Schaller (2018). </text:span><text:span text:style-name="T237">Tidal stripping and the structure of dwarf galaxies in the Local Group.</text:span><text:span text:style-name="T296"> MNRAS 476: 3816. [arxiv:1707.03898]</text:span></text:p>
        </text:list-item>
        <text:list-item>
          <text:p text:style-name="P147"><text:span text:style-name="T254">N</text:span><text:span text:style-name="T258">a</text:span><text:span text:style-name="T254">varro, Yozin, Loewen, Benítez-Llambay, Fattahi, Frenk, </text:span><text:span text:style-name="T268">Oman</text:span><text:span text:style-name="T254">, Schaye and Theuns (2018). </text:span><text:span text:style-name="T237">The innate origin of radial and vertical gradients in a simulated galaxy disc.</text:span><text:span text:style-name="T254"> MNRAS 476: 3648. [arxiv:1709.01040]</text:span></text:p>
        </text:list-item>
        <text:list-item>
          <text:p text:style-name="P147"><text:span text:style-name="T254">Marasco, </text:span><text:span text:style-name="T268">Oman</text:span><text:span text:style-name="T254">, Navarro, Frenk and Oosterloo (2018). </text:span><text:span text:style-name="T237">Bars in dark-matter-dominated dwarf galaxy discs.</text:span><text:span text:style-name="T254"> MNRAS 476: 2168. [arxiv:1711.09914]</text:span></text:p>
        </text:list-item>
        <text:list-item>
          <text:p text:style-name="P147"><text:span text:style-name="T254">Genina, <text:s/>Benítez-Llambay, Frenk, Cole, Fattahi, Navarro, </text:span><text:span text:style-name="T268">Oman</text:span><text:span text:style-name="T254">, Sawala and Theuns (2018). </text:span><text:span text:style-name="T237">The core-cusp problem: a matter of perspective.</text:span><text:span text:style-name="T254"> MNRAS 474: 1398. [arxiv:1707.06303]</text:span></text:p>
        </text:list-item>
        <text:list-item>
          <text:p text:style-name="P147"><text:span text:style-name="T254">Navarro, Benítez-Llambay, Fattahi, Frenk, Ludlow, </text:span><text:span text:style-name="T268">Oman</text:span><text:span text:style-name="T254">, Schaller and Theuns (2017). </text:span><text:span text:style-name="T237">The origin of the mass discrepancy-acceleration relation in ΛCDM.</text:span><text:span text:style-name="T254"> MNRAS 471: 1841. [arxiv:1612.06329]</text:span></text:p>
        </text:list-item>
        <text:list-item>
          <text:p text:style-name="P147"><text:span text:style-name="T254">Campbell, Frenk, Jenkins, Eke, Navarro, Sawala, Schaller, Fattahi, </text:span><text:span text:style-name="T268">Oman</text:span><text:span text:style-name="T254"> and Theuns (2017). </text:span><text:span text:style-name="T237">Knowing the unknowns: uncertainties in simple estimators of dynamical masses.</text:span><text:span text:style-name="T254"> MNRAS 469: 2335. [arxiv:1603.04443]</text:span></text:p>
        </text:list-item>
        <text:list-item>
          <text:p text:style-name="P147"><text:span text:style-name="T254">Wang, Fattahi, Cooper, Sawala, Strigari, Frenk, Navarro, </text:span><text:span text:style-name="T268">Oman</text:span><text:span text:style-name="T254"> and Schaller (2017). </text:span><text:span text:style-name="T237">Tidal features of classical Milky Way satellites in a Λ cold dark matter universe.</text:span><text:span text:style-name="T254"> MNRAS 468: 4887. [arxiv:1611.00778]</text:span></text:p>
        </text:list-item>
        <text:list-item>
          <text:p text:style-name="P147"><text:span text:style-name="T254">Sawala, Pihajoki, Johansson, Frenk, Navarro, </text:span><text:span text:style-name="T268">Oman</text:span><text:span text:style-name="T254"> and White (2017). </text:span><text:span text:style-name="T237">Shaken and stirred: The Milky Way's dark substructures.</text:span><text:span text:style-name="T254"> MNRAS 467: 4383. [arxiv:1609.01718]</text:span></text:p>
        </text:list-item>
        <text:list-item>
          <text:p text:style-name="P148"><text:span text:style-name="T254">Ludlow, Benítez-Llambay, Schaller, Theuns, Frenk, Bower, Schaye, Crain, Navarro, Fattahi and </text:span><text:span text:style-name="T268">Oman</text:span><text:span text:style-name="T254"> (2017). </text:span><text:span text:style-name="T237">The Mass-discrepancy acceleration relation: a natural outcome of galaxy formation in CDM halos.</text:span><text:span text:style-name="T254"> Phys Rev Lett 118: 161103. [arxiv:1610.07663]</text:span></text:p>
        </text:list-item>
        <text:list-item>
          <text:p text:style-name="P148"><text:soft-page-break/><text:span text:style-name="T254">Benítez-Llambay, Navarro, Frenk, Sawala, </text:span><text:span text:style-name="T268">Oman</text:span><text:span text:style-name="T254">, Fattahi, Schaller, Schaye, Crain and Theuns (2017). </text:span><text:span text:style-name="T237">The properties of “dark” LCDM haloes in the Local Group.</text:span><text:span text:style-name="T254"> MNRAS 465: 3913. [arxiv:1609.01301]</text:span></text:p>
        </text:list-item>
        <text:list-item>
          <text:p text:style-name="P147"><text:span text:style-name="T254">Starkenburg, </text:span><text:span text:style-name="T268">Oman</text:span><text:span text:style-name="T254">, Navarro, Crain, Fattahi, Frenk, Sawala and Schaye (2017). </text:span><text:span text:style-name="T237">The oldest and most pristine stars in the APOSTLE Local Group simulations.</text:span><text:span text:style-name="T254"> MNRAS 465: 2212. [arxiv:1609.05214]</text:span></text:p>
        </text:list-item>
        <text:list-item>
          <text:p text:style-name="P147"><text:span text:style-name="T254">Sales, Navarro, </text:span><text:span text:style-name="T268">Oman</text:span><text:span text:style-name="T254">, Fattahi, Ferrero, Abadi, Bower, Crain, Frenk, Sawala, Schaller, Schaye, Theuns and White (2016). </text:span><text:span text:style-name="T237">The low-mass end of the baryonic Tully-Fisher relation.</text:span><text:span text:style-name="T254"> MNRAS 464: 2419. [arxiv:1602.02155]</text:span></text:p>
        </text:list-item>
        <text:list-item>
          <text:p text:style-name="P147"><text:span text:style-name="T268">Oman</text:span><text:span text:style-name="T254"> and Hudson (2016). </text:span><text:span text:style-name="T237">Satellite quenching timescales in clusters from projected phase space measurements matched to simulated orbits.</text:span><text:span text:style-name="T254"> MNRAS, 463: 3083. [arxiv:1607.07934]</text:span></text:p>
        </text:list-item>
        <text:list-item>
          <text:p text:style-name="P149"><text:span text:style-name="T254">Schaller, Frenk, Fattahi, Navarro, </text:span><text:span text:style-name="T268">Oman</text:span><text:span text:style-name="T254"> and Sawala (2016). </text:span><text:span text:style-name="T237">The low abundance and insignificance of dark discs in simulated Milky Way galaxies.</text:span><text:span text:style-name="T254"> MNRAS 461: L56. [arxiv:1605.02770]</text:span></text:p>
        </text:list-item>
        <text:list-item>
          <text:p text:style-name="P149"><text:span text:style-name="T268">Oman</text:span><text:span text:style-name="T254">, Navarro, Sales, Fattahi, Frenk, Sawala, Schaller and White (2016). </text:span><text:span text:style-name="T237">Missing dark matter in dwarf galaxies?</text:span><text:span text:style-name="T254"> MNRAS 460: 3610. [arxiv:1601.01026]</text:span></text:p>
        </text:list-item>
        <text:list-item>
          <text:p text:style-name="P147"><text:span text:style-name="T254">Sawala, Frenk, Fattahi, Navarro, Bower, Crain, Dalla Vecchia, Furlong, Helly, Jenkins, </text:span><text:span text:style-name="T268">Oman</text:span><text:span text:style-name="T254">, Schaller, Schaye, Theuns, Trayford and White (2016). </text:span><text:span text:style-name="T237">The APOSTLE simulations: solutions to the Local Group's cosmic puzzles.</text:span><text:span text:style-name="T254"> MNRAS 457: 1931. [arxiv:1511.01098]</text:span></text:p>
        </text:list-item>
        <text:list-item>
          <text:p text:style-name="P147"><text:span text:style-name="T254">Fattahi, Navarro, Sawala, Frenk, </text:span><text:span text:style-name="T268">Oman</text:span><text:span text:style-name="T254">, Crain, Furlong, Schaller, Schaye, Theuns and Jenkins (2016). </text:span><text:span text:style-name="T237">The APOSTLE project: Local Group kinematic mass constraints and simulation candidate selection.</text:span><text:span text:style-name="T254"> MNRAS 457: 844. [arxiv:1507.03643]</text:span></text:p>
        </text:list-item>
        <text:list-item>
          <text:p text:style-name="P147"><text:span text:style-name="T268">★ Oman</text:span><text:span text:style-name="T254">, Navarro, Fattahi, Frenk, Sawala, White, Bower, Crain, Furlong, Schaller, Schaye and Theuns (2015). </text:span><text:span text:style-name="T237">The unexpected diversity of dwarf galaxy rotation curves.</text:span><text:span text:style-name="T254"> MNRAS. 452: 3650. [arxiv:1504.01437]</text:span></text:p>
        </text:list-item>
        <text:list-item>
          <text:p text:style-name="P150"><text:span text:style-name="T254">Taranu, Hudson, Balogh, Smith, Power, </text:span><text:span text:style-name="T268">Oman</text:span><text:span text:style-name="T254">, Krane (2014). </text:span><text:span text:style-name="T237">Quenching star formation in cluster galaxies.</text:span><text:span text:style-name="T254"> MNRAS 440: 1934. [arxiv:1211.3411]</text:span></text:p>
        </text:list-item>
        <text:list-item>
          <text:p text:style-name="P150"><text:span text:style-name="T268">Oman</text:span><text:span text:style-name="T254">, Hudson and Behroozi (2013). </text:span><text:span text:style-name="T237">Disentangling satellite galaxy populations using orbit tracking in simulations.</text:span><text:span text:style-name="T254"> MNRAS 431: 2307. [arxiv:1301.6757]</text:span></text:p>
        </text:list-item>
      </text:list>
      <text:p text:style-name="P145"><text:span text:style-name="T296">O</text:span><text:span text:style-name="T291">ther refereed publications</text:span></text:p>
      <text:list xml:id="list105059066335189" text:continue-numbering="true" text:style-name="L1">
        <text:list-item>
          <text:p text:style-name="P160"><text:span text:style-name="T341">O</text:span><text:span text:style-name="T349">man</text:span><text:span text:style-name="T336"> (2025). </text:span><text:span text:style-name="Emphasis"><text:span text:style-name="T384">SWIFTGalaxy: a python package to work with particle groups from SWIFT simulation</text:span></text:span><text:span text:style-name="Emphasis"><text:span text:style-name="T385">s. </text:span></text:span><text:span text:style-name="Emphasis"><text:span text:style-name="T336">JOSS </text:span></text:span><text:span text:style-name="Emphasis"><text:span text:style-name="T337">10: 9278</text:span></text:span><text:span text:style-name="Emphasis"><text:span text:style-name="T336">. </text:span></text:span><text:span text:style-name="Emphasis"><text:span text:style-name="T338">[arxiv:2510.22328]</text:span></text:span></text:p>
        </text:list-item>
        <text:list-item>
          <text:p text:style-name="P151"><text:span text:style-name="T269">O</text:span><text:span text:style-name="T270">man</text:span><text:span text:style-name="T259"> (2024). </text:span><text:span text:style-name="T239">MARTINI: Mock Array Radio Telescope Interferometry of the Neutral ISM.</text:span><text:span text:style-name="T259"> JOSS 9: 6860. </text:span><text:span text:style-name="T260">[arxiv:</text:span><text:span text:style-name="T275">2406.05574</text:span><text:span text:style-name="T260">]</text:span></text:p>
        </text:list-item>
        <text:list-item>
          <text:p text:style-name="P147"><text:span text:style-name="T269">Oman</text:span><text:span text:style-name="T261">, Starkenburg and Navarro (2018). </text:span><text:span text:style-name="T238">The “building blocks” of stellar haloes.</text:span><text:span text:style-name="T261"> Galaxies 5: 33. [arxiv:1708.00929]</text:span></text:p>
          <text:p text:style-name="P157">Non-refereed publications &amp; software</text:p>
        </text:list-item>
        <text:list-item>
          <text:p text:style-name="P156"><text:span text:style-name="T57">Oman</text:span><text:span text:style-name="T58"> and Downing (2025). Low-mass galaxy rotation curves that fail as dynamical mass tracers. Dynamical masses of Local Group galaxies, Proceedings of the IAU Symposium 379: 329.</text:span></text:p>
        </text:list-item>
        <text:list-item>
          <text:p text:style-name="P152"><text:soft-page-break/><text:span text:style-name="T58">Read, Steger, Walker, Genina, Frenk, Cole, </text:span><text:span text:style-name="T298">Ben</text:span><text:span text:style-name="T386">ítez-Llambay, </text:span><text:span text:style-name="T383">Ludlow, Navarro, </text:span><text:span text:style-name="T387">Oman</text:span><text:span text:style-name="T383">, Robertson, Collins, Ibata, Rich, Martin, Peñarrubia. Chapman, Tollerud and Weisz (2023). </text:span><text:span text:style-name="T372">GravSphere: Jeans modelling code.</text:span><text:span text:style-name="T383"> Astrophysics Source Code Library 2312.009.</text:span></text:p>
        </text:list-item>
        <text:list-item>
          <text:p text:style-name="P153"><text:span text:style-name="T57">Oman</text:span><text:span text:style-name="T58">, Brouwer, Ludlow and Navarro (2020). </text:span><text:span text:style-name="T30">Observational constraints on the slope of the radial acceleration relation at low accelerations.</text:span><text:span text:style-name="T58"> [arxiv:2006.06700]</text:span></text:p>
        </text:list-item>
        <text:list-item>
          <text:p text:style-name="P154"><text:span text:style-name="T57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54"><text:span text:style-name="T299">Oman</text:span><text:span text:style-name="T291"> (2017). </text:span><text:span text:style-name="T233">The APOSTLE simulations: Rotation curves derived from synthetic 21-cm observations.</text:span><text:span text:style-name="T291"> Rediscovering our Galaxy, Proceedings of the IAU Symposium 334: 213. [arXiv: 1712.02562]</text:span></text:p>
        </text:list-item>
        <text:list-item>
          <text:p text:style-name="P155"><text:span text:style-name="T281">Fattahi, Navarro, Sawala, Frenk, Sales, </text:span><text:span text:style-name="T276">Oman</text:span><text:span text:style-name="T281">, Schaller and Wang (2016). </text:span><text:span text:style-name="T241">The cold dark matter content of Galactic dwarf spheroidals: no cores, no failures, no problem.</text:span><text:span text:style-name="T281"> [arxiv:1607.06479]</text:span></text:p>
        </text:list-item>
        <text:list-item>
          <text:p text:style-name="P155"><text:span text:style-name="T290">Sawala, Frenk, Fattahi, Navarro, Bower, Crain, Dalla Vecchia, Furlong, Helly, Jenkins, </text:span><text:span text:style-name="T280">Oman</text:span><text:span text:style-name="T290">, Scahller, Schaye, Theuns, Trayford and White (2014). </text:span><text:span text:style-name="T245">Local Group galaxies emerge from the dark.</text:span><text:span text:style-name="T290"> [arxiv:1412.2748]</text:span></text:p>
        </text:list-item>
      </text:list>
      <text:p text:style-name="P20"><text:span text:style-name="T393">Conferences and Workshops</text:span><text:tab/></text:p>
      <text:p text:style-name="P142"><text:span text:style-name="T180"><text:tab/></text:span><text:span text:style-name="T181">Contributed talk at </text:span><text:span text:style-name="T182">“Pathfinder HI Survey Coordination Committee workshop”<text:tab/></text:span><text:span text:style-name="T181">Sept 2025<text:line-break/><text:tab/> <text:s/>Cagliari, Italy</text:span></text:p>
      <text:p text:style-name="P132"><text:span text:style-name="T180"><text:tab/></text:span><text:span text:style-name="T181">SOC at “AstroDat”<text:tab/>Sept 2025<text:line-break/><text:tab/> <text:s/>Durham University, Durham, UK</text:span></text:p>
      <text:p text:style-name="P109"><text:tab/>Contributed talk at “NAM2025/Galaxy formation simulations at the frontier”<text:tab/>July 2025<text:line-break/><text:tab/> <text:s/>Durham University, Durham, UK</text:p>
      <text:p text:style-name="P132"><text:span text:style-name="T180"><text:tab/></text:span><text:span text:style-name="T183">SOC at “SWAN Universe workshop”<text:tab/>Dec 2024<text:line-break/><text:tab/> <text:s/>ICRAR UWA, Perth, Australia</text:span></text:p>
      <text:p text:style-name="P133"><text:span text:style-name="T183"><text:tab/></text:span><text:span text:style-name="T156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86"><text:span text:style-name="T180"><text:tab/></text:span><text:span text:style-name="T184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87"><text:span text:style-name="T180"><text:tab/></text:span><text:span text:style-name="T185">SOC at “Small galaxies, cosmic questions II”<text:tab/>Aug 2024<text:line-break/><text:tab/> <text:s/>Durham University, Durham, United Kingdom</text:span></text:p>
      <text:p text:style-name="P87"><text:span text:style-name="T180"><text:tab/></text:span><text:span text:style-name="T186">Contributed talk at “Towards unified sub-grid prescriptions for galaxy mode</text:span><text:span text:style-name="T184">l</text:span><text:span text:style-name="T186">ling”<text:tab/>Sept 2023<text:line-break/><text:tab/> <text:s/>Lorentz Centre, Leiden, The Netherlands</text:span></text:p>
      <text:p text:style-name="P85"><text:span text:style-name="T180"><text:tab/></text:span><text:span text:style-name="T186">Contributed talk at “FiatLux”<text:tab/>Jun 2023<text:line-break/><text:tab/> <text:s/>Centro Mariapoli, Castel Gandolfo, Italy</text:span></text:p>
      <text:p text:style-name="P85"><text:span text:style-name="T180"><text:tab/></text:span><text:span text:style-name="T160">Contributed talk at </text:span><text:span text:style-name="T182">“Pathfinder HI Survey Coordination Committee workshop”<text:tab/></text:span><text:span text:style-name="T160">Mar 2023<text:line-break/><text:tab/> <text:s/>University of Cape Town, Cape Town, South Africa</text:span></text:p>
      <text:p text:style-name="P88"><text:soft-page-break/><text:span text:style-name="T180"><text:tab/></text:span><text:span text:style-name="T160">Poster at “IAUS 379: Dynamical masses of Local Group galaxies”<text:tab/>Mar 2023<text:line-break/><text:tab/> <text:s/>Telegrafenberg, Potsdam, Germany</text:span></text:p>
      <text:p text:style-name="P89"><text:span text:style-name="T180"><text:tab/></text:span><text:span text:style-name="T187">Contributed talk at “Virgo meeting”<text:tab/>Jul 2022<text:line-break/><text:tab/> <text:s/></text:span><text:span text:style-name="T188">Max-Planck Institute for Astrophysics, Garching, Germany</text:span></text:p>
      <text:p text:style-name="P90"><text:span text:style-name="T180"><text:tab/></text:span><text:span text:style-name="T189">Contributed</text:span><text:span text:style-name="T190"> talk at “</text:span><text:span text:style-name="T189">EAS2022/</text:span><text:span text:style-name="T190">SS8: D</text:span><text:span text:style-name="T202">warf galaxies beyond the Local Group”</text:span><text:span text:style-name="T203"><text:tab/></text:span><text:span text:style-name="T202">Jun 2022<text:line-break/><text:tab/> <text:s/>Valencia Conference Centre, Valencia, Spain</text:span></text:p>
      <text:p text:style-name="P134"><text:span text:style-name="T180"><text:tab/></text:span><text:span text:style-name="T189">Poster</text:span><text:span text:style-name="T190"> at “EAS2022/S4: Satellite galaxies and tidal streams”</text:span><text:span text:style-name="T180"><text:tab/></text:span><text:span text:style-name="T190">Jun 2022<text:line-break/><text:tab/> <text:s/>Valencia Conference Centre, Valencia, Spain</text:span></text:p>
      <text:p text:style-name="P91"><text:span text:style-name="T203"><text:tab/></text:span><text:span text:style-name="T202">Invited talk at “EAS2022/SS5: Neutral hydrogen”</text:span><text:span text:style-name="T203"><text:tab/></text:span><text:span text:style-name="T202">Jun 2022</text:span><text:span text:style-name="T190"><text:line-break/><text:tab/> <text:s/>Valencia Conference Centre, Valencia, Spain</text:span></text:p>
      <text:p text:style-name="P110"><text:tab/>Contributed talk at “Durham Edinburgh Exchange”<text:tab/>Jan 2022<text:line-break/><text:tab/> <text:s/>Virtual meeting</text:p>
      <text:p text:style-name="P98"><text:span text:style-name="T60"><text:tab/></text:span><text:span text:style-name="T78">Contributed talk at “Heraeus Seminar: Astrophysical windows on dark matter”<text:tab/>Nov 2021<text:line-break/><text:tab/> <text:s/>The Royal Society, London, United Kingdom</text:span></text:p>
      <text:p text:style-name="P99"><text:span text:style-name="T60"><text:tab/></text:span><text:span text:style-name="T79">Contributed talk </text:span><text:span text:style-name="T80">&amp; 2 posters</text:span><text:span text:style-name="T79"> at “National Astronomy Meeting 2021”<text:tab/>Jul 2021<text:line-break/><text:tab/> <text:s/>Virtual meeting</text:span></text:p>
      <text:p text:style-name="P100"><text:span text:style-name="T60"><text:tab/></text:span><text:span text:style-name="T79">SOC at “EAS2021/SS24: The role of nurture on the SF cycle in satellite </text:span><text:span text:style-name="T81">galaxies</text:span><text:span text:style-name="T79">”<text:tab/>Jun 2021<text:line-break/><text:tab/> <text:s/>Virtual meeting</text:span></text:p>
      <text:p text:style-name="P100"><text:span text:style-name="T60"><text:tab/></text:span><text:span text:style-name="T82">Contributed talk at “Durham Edinburgh Exchange”</text:span><text:span text:style-name="T60"><text:tab/></text:span><text:span text:style-name="T82">Jan 2021<text:line-break/><text:tab/> <text:s/>Virtual meeting</text:span></text:p>
      <text:p text:style-name="P111"><text:tab/>Contributed talk at “South American Dark Matter”<text:tab/>Dec 2020<text:line-break/><text:tab/> <text:s/>Virtual meeting</text:p>
      <text:p text:style-name="P111"><text:tab/>Contributed talk at “WALLABY Science Day”<text:tab/>Nov 2020<text:line-break/><text:tab/> <text:s/>Virtual meeting</text:p>
      <text:p text:style-name="P101"><text:span text:style-name="T60"><text:tab/></text:span><text:span text:style-name="T83">Invited talk at “Pathfinder HI Survey Coordination Committee workshop”<text:tab/>May 2020<text:line-break/><text:tab/> <text:s/>Virtual meeting</text:span></text:p>
      <text:p text:style-name="P102"><text:span text:style-name="T60"><text:tab/></text:span><text:span text:style-name="T83">Participant at “Virgo meeting”<text:tab/>Jan 2020<text:line-break/><text:tab/> <text:s/>Durham University, Durham, United Kingdom</text:span></text:p>
      <text:p text:style-name="P102"><text:span text:style-name="T60"><text:tab/></text:span><text:span text:style-name="T83">Contributed talk at “Durham Edinburgh Exchange”<text:tab/>Jan 2020<text:line-break/><text:tab/> <text:s/>Durham University, Durham, United Kingdom</text:span></text:p>
      <text:p text:style-name="P102"><text:span text:style-name="T60"><text:tab/></text:span><text:span text:style-name="T83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58"><text:tab/></text:span><text:span text:style-name="T83">Contributed talk at “</text:span><text:span text:style-name="T84">Small galaxies, cosmic questions</text:span><text:span text:style-name="T83">”<text:tab/>Jul 2019<text:line-break/><text:tab/> <text:s/>Durham University, Durham, United Kingdom</text:span></text:p>
      <text:p text:style-name="P105"><text:span text:style-name="T58"><text:tab/></text:span><text:span text:style-name="T83">Contributed t</text:span><text:span text:style-name="T85">alk at “Computational cosmology”<text:tab/>Dec 2018<text:line-break/><text:tab/> <text:s/>Lorentz Centre, Leiden, The Netherlands</text:span></text:p>
      <text:p text:style-name="P103"><text:soft-page-break/><text:span text:style-name="T60"><text:tab/></text:span><text:span text:style-name="T85">Participant at </text:span><text:span text:style-name="T60">“</text:span><text:span text:style-name="T85">Blaauw Workshop: Galaxy dynamics in the current era”<text:tab/>Nov 2018<text:line-break/><text:tab/> <text:s/>Kapteyn Institute, Groningen, The Netherlands</text:span></text:p>
      <text:p text:style-name="P106"><text:span text:style-name="T58"><text:tab/></text:span><text:span text:style-name="T85">Contributed talk at “The HI/Story of the nearby Universe”<text:tab/>Sept 2018<text:line-break/><text:tab/> <text:s/>Kapteyn Institute/ASTRON, Groningen, The Netherlands</text:span></text:p>
      <text:p text:style-name="P103"><text:span text:style-name="T60"><text:tab/></text:span><text:span text:style-name="T85">Contributed talk at “Tensions in the LCDM paradigm”<text:tab/>May 2018<text:line-break/><text:tab/> <text:s/>Mainz Institute for Theoretical Physics, Mainz, Germany</text:span></text:p>
      <text:p text:style-name="P107"><text:span text:style-name="T58"><text:tab/></text:span><text:span text:style-name="T85">Poster at “The small-scale structure of cold(?) dark matter”<text:tab/>Ap</text:span><text:span text:style-name="T81">r</text:span><text:span text:style-name="T85"> 2018<text:line-break/><text:tab/> <text:s/>Kavli Institute for Theoretical Physics, Santa Barbara, USA</text:span></text:p>
      <text:p text:style-name="P108"><text:span text:style-name="T58"><text:tab/></text:span><text:span text:style-name="T85">Contributed talk at “Virgo meeting”<text:tab/>Dec 2017<text:line-break/><text:tab/> <text:s/>Max-Planck Institute for Astrophysics, Garching, Germany</text:span></text:p>
      <text:p text:style-name="P33"><text:span text:style-name="T207"><text:tab/>Invited talk at </text:span><text:span text:style-name="T39">“</text:span><text:span text:style-name="T207">IAUS 334: Rediscovering our Galaxy”<text:tab/>Jul 2017<text:line-break/><text:tab/> <text:s/>Telegrafenberg, Potsdam, Germany</text:span></text:p>
      <text:p text:style-name="P59"><text:span text:style-name="T205"><text:tab/></text:span><text:span text:style-name="T208">Contributed talk at “On the origin of baryonic galaxy haloes”<text:tab/>Mar 2017<text:line-break/><text:tab/> <text:s/>Observat</text:span><text:span text:style-name="T367">o</text:span><text:span text:style-name="T208">rio Astron</text:span><text:span text:style-name="T367">ómico de Quit</text:span><text:span text:style-name="T368">o</text:span><text:span text:style-name="T367">, Galapagos Islands, Ecuador</text:span></text:p>
      <text:p text:style-name="P95"><text:tab/>Contributed talk at “Northwest astronomy meeting”<text:tab/>Oct 2016<text:line-break/><text:tab/> <text:s/>Western Washington University, Bellingham, USA</text:p>
      <text:p text:style-name="P96"><text:tab/>Contributed talk at “Dark matter in the Milky Way”<text:tab/>May 2016<text:line-break/><text:tab/> <text:s/>Johannes Gutenburg University, Mainz, Germany</text:p>
      <text:p text:style-name="P97"><text:tab/>Contributed talk at “Dark matter on the smallest scales”<text:tab/>Apr 2016<text:line-break/><text:tab/> <text:s/>University of Leiden, Leiden, Netherlands</text:p>
      <text:p text:style-name="P143"><text:tab/>Contributed talk at “Potsdam thinkshop XIII: Near field cosmology”<text:tab/>Mar 2016<text:line-break/><text:tab/> <text:s/>Innsbruck University Centre, Obergurgl, Austria</text:p>
      <text:p text:style-name="P34"><text:span text:style-name="T367"><text:tab/></text:span><text:span text:style-name="T369">Participant at “HiPACC Summer School: AstroInformatics”<text:tab/>Aug 2012<text:line-break/><text:tab/> <text:s/>University of California </text:span><text:span text:style-name="T370">at </text:span><text:span text:style-name="T369">San Diego, San Diego, USA</text:span></text:p>
      <text:p text:style-name="P60"><text:span text:style-name="T366"><text:tab/></text:span><text:span text:style-name="T371">Poster at “Star formation and gas reservoirs in nearby groups and clusters”<text:tab/>Jul 2012<text:line-break/><text:tab/> <text:s/>Union College, Schenectady, USA</text:span></text:p>
      <text:p text:style-name="P15"><text:span text:style-name="T394">Invited </text:span><text:span text:style-name="T395">Colloquia &amp; </text:span><text:span text:style-name="T394">Seminars</text:span><text:tab/></text:p>
      <text:p text:style-name="P112"><text:tab/><text:span text:style-name="T396">Seminar: University of Ghent Department of Physics &amp; Astronomy, Belgium<text:tab/>Jun 2025</text:span></text:p>
      <text:p text:style-name="P115"><text:tab/>Colloquium: ICRAR, University of Western Australia, Australia<text:tab/>Mar 2024</text:p>
      <text:p text:style-name="P116"><text:tab/>Colloquium: Cardiff University School of Physics &amp; Astronomy, UK<text:tab/>Nov 2023</text:p>
      <text:p text:style-name="P113"><text:tab/><text:span text:style-name="T397">Seminar: University of Edinburgh Institute for Astronomy, UK<text:tab/>Nov 2022</text:span></text:p>
      <text:p text:style-name="P117"><text:tab/>Seminar: University College London Cosmoparticle Initiative, UK<text:tab/>Mar 2022</text:p>
      <text:p text:style-name="P114"><text:tab/>Seminar: International Centre for Radio Astronomy Research, Australia<text:tab/>Aug 2021</text:p>
      <text:p text:style-name="P118"><text:span text:style-name="T395"><text:tab/>Colloquium: </text:span><text:span text:style-name="T398">Queen’s University Department of Physics and Astronomy, Canada<text:tab/>Jan 202</text:span><text:span text:style-name="T399">1</text:span></text:p>
      <text:p text:style-name="P71"><text:span text:style-name="T191"><text:tab/></text:span><text:span text:style-name="T192">Seminar</text:span><text:span text:style-name="T193">: </text:span><text:span text:style-name="T165">University of Nottingham School of Physics and Astronomy, UK<text:tab/>Dec 2020</text:span></text:p>
      <text:p text:style-name="P119"><text:soft-page-break/><text:span text:style-name="T400"><text:tab/></text:span><text:span text:style-name="T401">Seminar</text:span><text:span text:style-name="T395">: </text:span><text:span text:style-name="T398">Oxford University Department of Physics, UK<text:tab/>Oct 2020</text:span></text:p>
      <text:p text:style-name="P119"><text:span text:style-name="T400"><text:tab/></text:span><text:span text:style-name="T395">Seminar: </text:span><text:span text:style-name="T400">Universidade Federal do Esp</text:span><text:span text:style-name="T388">í</text:span><text:span text:style-name="T400">rito Santo Department of Physics, Brazil<text:tab/>Jul 2020</text:span></text:p>
      <text:p text:style-name="P123"><text:tab/><text:span text:style-name="T395">Colloquium: </text:span>University of Edinburgh Institute for Astronomy, UK<text:tab/>Feb 2020</text:p>
      <text:p text:style-name="P120"><text:tab/><text:span text:style-name="T395">Seminar: </text:span><text:span text:style-name="T400">Deutsches Elektronen-Synchrotron DESY, Germany<text:tab/>Nov 2019</text:span></text:p>
      <text:p text:style-name="P124"><text:tab/><text:span text:style-name="T395">Seminar: </text:span>University of Surrey Physics Department, UK<text:tab/>Sept 2017</text:p>
      <text:p text:style-name="P121"><text:tab/><text:span text:style-name="T395">Seminar: </text:span>University of Cambridge Institute of Astronomy, UK<text:tab/>May 2016</text:p>
      <text:p text:style-name="P122"><text:tab/><text:span text:style-name="T395">Seminar: </text:span>Astrophysics Institute Potsdam, Germany<text:tab/>Apr 2016</text:p>
      <text:p text:style-name="P122"><text:tab/><text:span text:style-name="T395">Seminar: </text:span>University of Washington Physics &amp; Astronomy Department, USA<text:tab/>Feb 2016</text:p>
      <text:p text:style-name="P122"><text:tab/><text:span text:style-name="T395">Seminar: </text:span>University of Waterloo Physics &amp; Astronomy Department, Canada<text:tab/>Dec 2014</text:p>
      <text:p text:style-name="P8"><text:span text:style-name="T55">Public Talks &amp; Outreach</text:span><text:span text:style-name="T53"><text:tab/></text:span></text:p>
      <text:p text:style-name="P72"><text:span text:style-name="T180"><text:tab/></text:span><text:span text:style-name="T194">Public talk: Newcastle Astronomical Society<text:tab/>Sept 2024</text:span></text:p>
      <text:p text:style-name="P72"><text:span text:style-name="T180"><text:tab/></text:span><text:span text:style-name="T195">Radio Astro Interviewee at IAU GA XXXIII<text:tab/>Aug 2024</text:span></text:p>
      <text:p text:style-name="P72"><text:span text:style-name="T180"><text:tab/></text:span><text:span text:style-name="T196">Caf</text:span><text:span text:style-name="T339">é</text:span><text:span text:style-name="T262"> Scientifique Durham speaker<text:tab/>May 2024</text:span></text:p>
      <text:p text:style-name="P73"><text:span text:style-name="T262"><text:tab/></text:span><text:span text:style-name="T263">Durham Schools Science Festival demonstrator<text:tab/>Mar 2024</text:span></text:p>
      <text:p text:style-name="P73"><text:span text:style-name="T180"><text:tab/></text:span><text:span text:style-name="T186">Street Cosmos at Blackhall demonstrator<text:tab/>Aug 2023</text:span></text:p>
      <text:p text:style-name="P66"><text:span text:style-name="T180"><text:tab/></text:span><text:span text:style-name="T197">Ogden Centre for Fundamental Physics </text:span><text:span text:style-name="T28">Ogden@20</text:span><text:span text:style-name="T197"> open day demonstrator<text:tab/>Nov 2022</text:span></text:p>
      <text:p text:style-name="P129"><text:span text:style-name="T117"><text:tab/></text:span><text:span text:style-name="T129">Celebrate Science! Durham demonstrator<text:tab/>Oct 2022</text:span></text:p>
      <text:p text:style-name="P130"><text:span text:style-name="T117"><text:tab/></text:span><text:span text:style-name="T130">Public talk: Sunderland Astronomical Society<text:tab/>Nov 2021</text:span></text:p>
      <text:p text:style-name="P131"><text:span text:style-name="T117"><text:tab/></text:span><text:span text:style-name="T131">Nuffield Foundation research placement host </text:span><text:span text:style-name="T132">for J. Turnbull</text:span><text:span text:style-name="T131"><text:tab/></text:span><text:span text:style-name="T130">Aug</text:span><text:span text:style-name="T131"> 2021</text:span></text:p>
      <text:p text:style-name="P125"><text:tab/>Royal Society Summer Science Exhibition Workshop<text:tab/>Jul 2021</text:p>
      <text:p text:style-name="P74"><text:span text:style-name="T29"><text:tab/></text:span><text:span text:style-name="T198">Public talk: </text:span><text:span text:style-name="T209">Rato Bangala School Science Club</text:span><text:span text:style-name="T199">, Nepal<text:tab/>Jul 20</text:span><text:span text:style-name="T200">20</text:span></text:p>
      <text:p text:style-name="P75"><text:span text:style-name="T200"><text:tab/></text:span><text:span text:style-name="T201">Durham ICC School visit</text:span><text:span text:style-name="T186">s</text:span><text:span text:style-name="T201"><text:tab/>Jan 2020 – </text:span><text:span text:style-name="T186">present</text:span></text:p>
      <text:p text:style-name="P126"><text:tab/>Celebrate Science! Durham demonstrator<text:tab/>Oct 2019</text:p>
      <text:p text:style-name="P23"><text:span text:style-name="T209"><text:tab/>Meet the IAU astronomers! programme member<text:tab/>2019 </text:span><text:span text:style-name="T210">– </text:span><text:span text:style-name="T209">present</text:span></text:p>
      <text:p text:style-name="P23"><text:span text:style-name="T39"><text:tab/></text:span><text:span text:style-name="T211">Public </text:span><text:span text:style-name="T209">t</text:span><text:span text:style-name="T211">alk: RAS of Canada, Victoria chapter monthly meeting<text:tab/>Apr 2017</text:span></text:p>
      <text:p text:style-name="P24"><text:span text:style-name="T39"><text:tab/></text:span><text:span text:style-name="T212">Public talk: Dominion Astrophysical Observatory </text:span><text:span text:style-name="T213">s</text:span><text:span text:style-name="T212">ummer star parties<text:tab/>Jul 2016</text:span></text:p>
      <text:p text:style-name="P25"><text:span text:style-name="T214"><text:tab/></text:span><text:span text:style-name="T215">University of Victoria Student Radio CFUV “Beyond the Jargon” interviewee<text:tab/>Dec 2016</text:span></text:p>
      <text:p text:style-name="P26"><text:span text:style-name="T212"><text:tab/></text:span><text:span text:style-name="T216">Public talk: SPACE: Students in Physics and Astronomy Communication<text:tab/>Jul 2016<text:line-break/><text:tab/> <text:s/>Enrichment</text:span></text:p>
      <text:p text:style-name="P122"><text:tab/>Public talk: SPACE: Students in Physics and Astronomy Communication<text:tab/>Aug 2015<text:line-break/><text:tab/> <text:s/>Enrichment</text:p>
      <text:p text:style-name="P127"><text:soft-page-break/><text:tab/>University of Victoria Observatory tours for various school, youth and <text:tab/>2015 – <text:span text:style-name="T402">2017</text:span><text:line-break/><text:tab/> <text:s/>general public groups<text:tab/></text:p>
      <text:p text:style-name="P128"><text:tab/><text:span text:style-name="T403">Contributor of &gt;250 physics &amp; astrophysics answers to public questions on the <text:tab/>2013 </text:span>– <text:span text:style-name="T403">present<text:line-break/><text:tab/> <text:s/>PhysicsSE Q&amp;A platform (physics.stackexchange.com/users/11053/kyle-oman)</text:span></text:p>
      <text:p text:style-name="P9"><text:span text:style-name="T56">Professional </text:span><text:span text:style-name="T50">Citizenship</text:span><text:span text:style-name="T52"><text:tab/></text:span></text:p>
      <text:p text:style-name="P76"><text:span text:style-name="T128"><text:tab/>Re</text:span><text:span text:style-name="T133">feree </text:span><text:span text:style-name="T128">for </text:span><text:span text:style-name="T134">MNRAS, ApJ, </text:span><text:span text:style-name="T135">A&amp;A,</text:span><text:span text:style-name="T134"> </text:span><text:span text:style-name="T136">NatAs, </text:span><text:span text:style-name="T137">PRL, </text:span><text:span text:style-name="T134">JCAP, </text:span><text:span text:style-name="T138">OJA, </text:span><text:span text:style-name="T139">JOSS,</text:span><text:span text:style-name="T128"><text:tab/>2016 – present<text:line-break/><text:tab/> <text:s/></text:span><text:span text:style-name="T139">Chinese Physics C</text:span></text:p>
      <text:p text:style-name="P77"><text:span text:style-name="T128"><text:tab/></text:span><text:span text:style-name="T129">Durham Astronomy &amp; Instrumentation internal mini-conference organiser<text:tab/>Jun 2022</text:span><text:span text:style-name="T117"><text:tab/></text:span></text:p>
      <text:p text:style-name="P27"><text:span text:style-name="T70"><text:tab/>Durham Physics Research Staff Consultative Committee m</text:span><text:span text:style-name="T86">ember</text:span><text:span text:style-name="T70"><text:tab/>2019 </text:span><text:span text:style-name="T69">– </text:span><text:span text:style-name="T87">present<text:line-break/><text:tab/> <text:s/>as co-chair: 2020 – 2023</text:span></text:p>
      <text:p text:style-name="P27"><text:span text:style-name="T70"><text:tab/></text:span><text:span text:style-name="T88">Durham Astronomy PhD admissions interview panellist<text:tab/>2020</text:span></text:p>
      <text:p text:style-name="P28"><text:span text:style-name="T70"><text:tab/>Durham Astronomy </text:span><text:span text:style-name="T86">ICC </text:span><text:span text:style-name="T70">postdoctoral representative </text:span><text:span text:style-name="T83">to </text:span><text:span text:style-name="T86">astronomy group</text:span><text:span text:style-name="T70"><text:tab/>20</text:span><text:span text:style-name="T86">20</text:span><text:span text:style-name="T70"> </text:span><text:span text:style-name="T69">– </text:span><text:span text:style-name="T67">2023</text:span></text:p>
      <text:p text:style-name="P78"><text:span text:style-name="T125"><text:tab/>Durham Astronomy Friday seminar co-organizer<text:tab/>2019 </text:span><text:span text:style-name="T123">– </text:span><text:span text:style-name="T137">2020</text:span></text:p>
      <text:p text:style-name="P28"><text:span text:style-name="T70"><text:tab/>Kapteyn Institute Monday seminar co-organizer<text:tab/>2018 </text:span><text:span text:style-name="T69">– </text:span><text:span text:style-name="T70">2019</text:span></text:p>
      <text:p text:style-name="P29"><text:span text:style-name="T77"><text:tab/></text:span><text:span text:style-name="T89">Funding proposal reviews for </text:span><text:span text:style-name="T90">UKRI/STFC (UK), SNF (Switzerland),<text:tab/>2018<text:line-break/><text:tab/> <text:s/></text:span><text:span text:style-name="T89">FWO (Belgium), Conicyt (Chile)</text:span></text:p>
      <text:p text:style-name="P44"><text:tab/>University of Victoria Physics &amp; Astronomy graduate student association<text:tab/>2014 – 2015<text:line-break/><text:tab/> <text:s text:c="2"/>vice-chair</text:p>
      <text:p text:style-name="P45"><text:tab/>University of Victoria astronomy group weekly discussion meeting chair<text:tab/>2014 – 2015</text:p>
      <text:p text:style-name="P45"><text:tab/>University of Victoria graduate student representative to department<text:tab/>2014 – 2015</text:p>
      <text:p text:style-name="P45"><text:tab/>University of Waterloo undergraduate student representative to department<text:tab/>2008 – 2011</text:p>
      <text:p text:style-name="P10"><text:span text:style-name="T51">Training &amp; professional development</text:span><text:span text:style-name="T52"><text:tab/></text:span></text:p>
      <text:p text:style-name="P135"><text:span text:style-name="T128"><text:tab/></text:span><text:span text:style-name="T140">Leadership effectiveness<text:tab/>Oct 2024<text:line-break/><text:tab/> <text:s/>The Royal Society &amp; ICL Business School</text:span></text:p>
      <text:p text:style-name="P135"><text:span text:style-name="T128"><text:tab/></text:span><text:span text:style-name="T141">Introduction to </text:span><text:span text:style-name="T142">m</text:span><text:span text:style-name="T141">anagement<text:tab/>Sept 2024<text:line-break/><text:tab/> <text:s/>The Royal Society &amp; ICL Business School</text:span></text:p>
      <text:p text:style-name="P135"><text:span text:style-name="T141"><text:tab/></text:span><text:span text:style-name="T140">Getting started with doctoral supervision<text:tab/>Jan 2024<text:line-break/><text:tab/> <text:s/>Durham Centre for Academic Development (DCAD)</text:span></text:p>
      <text:p text:style-name="P136"><text:span text:style-name="T141"><text:tab/></text:span><text:span text:style-name="T115">Research-informed public engagement<text:tab/>Jul 2023<text:line-break/><text:tab/> <text:s/>DiRAC &amp; Science Museums Group</text:span></text:p>
      <text:p text:style-name="P16"><text:span text:style-name="T404">Professional Memberships</text:span><text:tab/></text:p>
      <text:p text:style-name="P61"><text:span text:style-name="T91"><text:tab/></text:span><text:span text:style-name="T86">WALLABY survey member (Technical Working Group 1)</text:span><text:span text:style-name="T91"><text:tab/></text:span><text:span text:style-name="T86">2020 </text:span><text:span text:style-name="T58">–</text:span><text:span text:style-name="T86"> present<text:line-break/><text:tab/> <text:s/></text:span><text:span text:style-name="T92">TWG 1 co-chair: 2024 – present</text:span></text:p>
      <text:p text:style-name="P61"><text:soft-page-break/><text:span text:style-name="T92"><text:tab/></text:span><text:span text:style-name="T93">MIGHTEE-HI survey member<text:tab/>2023 – present</text:span></text:p>
      <text:p text:style-name="P61"><text:span text:style-name="T86"><text:tab/>MHONGOOSE survey member<text:tab/>2020 </text:span><text:span text:style-name="T58">– </text:span><text:span text:style-name="T86">present</text:span></text:p>
      <text:p text:style-name="P79"><text:span text:style-name="T137"><text:tab/></text:span><text:span text:style-name="T143">SKA </text:span><text:span text:style-name="T136">Cosmology</text:span><text:span text:style-name="T143"> Science Working Group member<text:tab/>202</text:span><text:span text:style-name="T136">2</text:span><text:span text:style-name="T143"> </text:span><text:span text:style-name="T128">– </text:span><text:span text:style-name="T143">present</text:span></text:p>
      <text:p text:style-name="P62"><text:span text:style-name="T86"><text:tab/></text:span><text:span text:style-name="T94">SKA HI Galaxy Science Working Group member<text:tab/>2021 </text:span><text:span text:style-name="T58">– </text:span><text:span text:style-name="T94">present</text:span></text:p>
      <text:p text:style-name="P64"><text:span text:style-name="T86"><text:tab/></text:span><text:span text:style-name="T58">Virgo Consortium for Cosmological Supercomputer Simulations </text:span><text:span text:style-name="T95">m</text:span><text:span text:style-name="T58">ember<text:tab/>2013 </text:span><text:span text:style-name="T77">– </text:span><text:span text:style-name="T58">present</text:span></text:p>
      <text:p text:style-name="P61"><text:span text:style-name="T91"><text:tab/></text:span><text:span text:style-name="T96">Canadian Astronomical Society (CASCA) Ordinary Member<text:tab/>2016 – </text:span><text:span text:style-name="T97">2019</text:span></text:p>
      <text:p text:style-name="P46"><text:tab/>International Astronomical Union (IAU) Junior Member<text:tab/>2018 – present</text:p>
      <text:p text:style-name="P46"><text:tab/><text:span text:style-name="T405">Fellow of the Royal Astronomical Society<text:tab/>2024 – present</text:span></text:p>
      <text:p text:style-name="P17"><text:span text:style-name="T406">Public codes &amp; utilities</text:span><text:tab/></text:p>
      <text:p text:style-name="P137"><text:span text:style-name="T144">A</text:span><text:span text:style-name="T115">s lead author:</text:span></text:p>
      <text:p text:style-name="P80"><text:span text:style-name="T144"><text:tab/></text:span><text:span text:style-name="T114">SWIFTGalaxy<text:tab/>2022</text:span><text:span text:style-name="T116"><text:line-break/><text:tab/> <text:s/>github.com/</text:span><text:span text:style-name="T145">SWIFTSIM</text:span><text:span text:style-name="T116">/swiftgalaxy</text:span></text:p>
      <text:p text:style-name="P63"><text:span text:style-name="T91"><text:tab/></text:span><text:span text:style-name="T98">MARTINI: Mock Array Radio Telescope Interferometry of the Neutral ISM<text:tab/>2019<text:line-break/><text:tab/> <text:s/>github.com/kyleaoman/martini<text:line-break/><text:tab/> <text:s/></text:span><text:span text:style-name="T99">Code reviewed through PyOpenSci &amp; published in JOSS</text:span></text:p>
      <text:p text:style-name="P47"><text:tab/>read_eagle (python-only version)<text:tab/>2019<text:line-break/><text:tab/> <text:s/>github.com/kyleaoman/pyread_eagle</text:p>
      <text:p text:style-name="P47"><text:tab/>eagleSQLTools (python3 version)<text:tab/>2018<text:line-break/><text:tab/> <text:s/>github.com/kyleaoman/eagleSqlTools</text:p>
      <text:p text:style-name="P48">As contributor:</text:p>
      <text:p text:style-name="P48"><text:tab/>astropy, SWIFTSimIO <text:span text:style-name="T407">(co-maintainer)</text:span>, <text:span text:style-name="T219">3D</text:span>Barolo</text:p>
      <text:p text:style-name="P15"><text:span text:style-name="T394">Languages</text:span><text:tab/></text:p>
      <text:p text:style-name="P26"><text:span text:style-name="T60"><text:tab/></text:span><text:span text:style-name="T91">English (native), French (native), </text:span><text:span text:style-name="T97">Dutch (basic)</text:span></text:p>
      <text:p text:style-name="P18"><text:span text:style-name="T408">Citizenship</text:span><text:tab/></text:p>
      <text:p text:style-name="P30"><text:span text:style-name="T91"><text:tab/></text:span><text:span text:style-name="T100">Canadian</text:span></text:p>
      <text:p text:style-name="P19">References<text:tab/></text:p>
      <text:p text:style-name="P141"><text:span text:style-name="T146"><text:tab/>Prof. </text:span><text:span text:style-name="T130">Carlos Frenk</text:span><text:span text:style-name="T146"><text:line-break/><text:tab/></text:span><text:span text:style-name="T130">Institute for Computational Cosmology</text:span><text:span text:style-name="T147">, </text:span><text:span text:style-name="T130">Durham University</text:span><text:span text:style-name="T147"><text:line-break/><text:tab/>+</text:span><text:span text:style-name="T130">44 191 334 3641</text:span><text:span text:style-name="T147"><text:line-break/><text:tab/></text:span><text:a xlink:type="simple" xlink:href="mailto:c.s.frenk@durham.ac.uk" text:style-name="Internet_20_link" text:visited-style-name="Visited_20_Internet_20_Link"><text:span text:style-name="T130">c.s.frenk@durham.ac.uk</text:span></text:a></text:p>
      <text:p text:style-name="P35"><text:soft-page-break/><text:span text:style-name="T60"><text:tab/></text:span><text:span text:style-name="T101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101">sctrager@astro.rug.nl</text:span></text:a></text:p>
      <text:p text:style-name="P92"><text:span text:style-name="T107"><text:tab/></text:span><text:span text:style-name="T108">Prof. Julio Navarro</text:span><text:span text:style-name="T109"><text:line-break/></text:span><text:span text:style-name="T108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108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10-30T10:50:57.892034249">2025-10-30</text:date></text:span><text:tab/></text:p>
      </style:header-first>
      <style:footer>
        <text:p text:style-name="Footer"><text:tab/><text:page-number text:select-page="current">18</text:page-number> <text:span text:style-name="MT4">of </text:span><text:span text:style-name="MT4"><text:page-count>18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8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1.8.1$Linux_X86_64 LibreOffice_project/10$Build-1</meta:generator>
    <dc:date>2025-10-30T10:50:57.859620426</dc:date>
    <meta:editing-duration>P2DT1H26M43S</meta:editing-duration>
    <meta:editing-cycles>252</meta:editing-cycles>
    <meta:print-date>2025-08-16T05:00:36.162578272</meta:print-date>
    <meta:printed-by>PDF files</meta:printed-by>
    <meta:document-statistic meta:table-count="0" meta:image-count="1" meta:object-count="0" meta:page-count="18" meta:paragraph-count="282" meta:word-count="5133" meta:character-count="38646" meta:non-whitespace-character-count="33080"/>
  </office:meta>
</office:document-meta>
</file>